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6.72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4.328cm" fo:min-width="13.017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3.175cm" fo:min-width="13.017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09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118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878cm" fo:min-width="0.624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521cm" fo:min-width="0.39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90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svg:stroke-width="0.009cm" svg:stroke-color="#000000" draw:marker-start-width="0.213cm" draw:marker-end-width="0.213cm" draw:fill-color="#d9d9d9" draw:textarea-horizontal-align="center" draw:textarea-vertical-align="middle" draw:auto-grow-height="false" fo:min-height="0.546cm" fo:min-width="2.492cm" fo:padding-top="0.127cm" fo:padding-bottom="0.127cm" fo:padding-left="0.254cm" fo:padding-right="0.25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118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.982cm" fo:min-width="2.414cm"/>
    </style:style>
    <style:style style:name="gr13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3.56cm" fo:min-width="1.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min-width="1.891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508cm" fo:min-width="1.891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min-width="1.891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2.56cm" fo:min-width="2.508cm"/>
    </style:style>
    <style:style style:name="gr18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1.306cm" fo:min-width="0.774cm"/>
    </style:style>
    <style:style style:name="gr1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18cm" svg:stroke-color="#767171" draw:marker-start="a899" draw:marker-end="a900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767171" draw:marker-start="a912" draw:marker-end="a913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0.4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03cm"/>
    </style:style>
    <style:style style:name="gr33" style:family="graphic" style:parent-style-name="standard">
      <style:graphic-properties draw:stroke="solid" svg:stroke-width="0.018cm" svg:stroke-color="#767171" draw:marker-start="a881" draw:marker-end="a882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1.486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5.299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044cm" fo:min-width="0cm" fo:padding-top="0.127cm" fo:padding-bottom="0.127cm" fo:padding-left="0.254cm" fo:padding-right="0.254cm" fo:wrap-option="wrap"/>
    </style:style>
    <style:style style:name="gr42" style:family="graphic" style:parent-style-name="standard">
      <style:graphic-properties svg:stroke-width="0.035cm" svg:stroke-color="#000000" draw:marker-start-width="0.304cm" draw:marker-end-width="0.304cm" draw:fill-color="#000000" draw:textarea-horizontal-align="center" draw:textarea-vertical-align="middle" draw:auto-grow-height="false" fo:min-height="0.146cm" fo:min-width="0.092cm" fo:padding-top="0.127cm" fo:padding-bottom="0.127cm" fo:padding-left="0.254cm" fo:padding-right="0.254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055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000000" draw:textarea-horizontal-align="center" draw:textarea-vertical-align="middle" draw:auto-grow-height="false" fo:min-height="0.082cm" fo:min-width="0cm" fo:padding-top="0.127cm" fo:padding-bottom="0.127cm" fo:padding-left="0.254cm" fo:padding-right="0.254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737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911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546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3.2cm"/>
    </style:style>
    <style:style style:name="gr49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6.2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false" fo:min-height="2.536cm" fo:min-width="1.891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4.12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783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000000" draw:textarea-horizontal-align="center" draw:textarea-vertical-align="middle" draw:auto-grow-height="false" fo:min-height="0cm" fo:min-width="0cm" fo:padding-top="0.127cm" fo:padding-bottom="0.127cm" fo:padding-left="0.254cm" fo:padding-right="0.254cm"/>
    </style:style>
    <style:style style:name="gr55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044cm" fo:min-width="0cm" fo:padding-top="0.127cm" fo:padding-bottom="0.127cm" fo:padding-left="0.254cm" fo:padding-right="0.254cm"/>
    </style:style>
    <style:style style:name="gr56" style:family="graphic" style:parent-style-name="standard">
      <style:graphic-properties draw:stroke="solid" svg:stroke-width="0.035cm" svg:stroke-color="#80808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min-height="0.044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svg:stroke-width="0.035cm" svg:stroke-color="#000000" draw:marker-start-width="0.356cm" draw:marker-end-width="0.356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58" style:family="graphic" style:parent-style-name="standard">
      <style:graphic-properties svg:stroke-width="0.035cm" svg:stroke-color="#000000" draw:marker-start-width="0.408cm" draw:marker-end-width="0.408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541cm" fo:padding-top="0.127cm" fo:padding-bottom="0.127cm" fo:padding-left="0.254cm" fo:padding-right="0.254cm" fo:wrap-option="no-wrap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279cm" fo:padding-top="0.127cm" fo:padding-bottom="0.127cm" fo:padding-left="0.254cm" fo:padding-right="0.254cm" fo:wrap-option="no-wrap"/>
    </style:style>
    <style:style style:name="gr6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svg:stroke-width="0.035cm" svg:stroke-color="#000000" draw:marker-start-width="0.408cm" draw:marker-end-width="0.408cm" draw:fill-color="#000000" draw:textarea-horizontal-align="center" draw:textarea-vertical-align="middle" draw:auto-grow-height="false" fo:min-height="0.046cm" fo:min-width="0cm" fo:padding-top="0.127cm" fo:padding-bottom="0.127cm" fo:padding-left="0.254cm" fo:padding-right="0.254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4.686cm" fo:wrap-option="wrap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3.575cm" fo:wrap-option="wrap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3.204cm" fo:wrap-option="wrap"/>
    </style:style>
    <style:style style:name="gr66" style:family="graphic" style:parent-style-name="standard">
      <style:graphic-properties svg:stroke-color="#000000" draw:fill-color="#000000" draw:textarea-vertical-align="middle" draw:auto-grow-height="false" fo:min-height="0.351cm" fo:min-width="0.101cm"/>
    </style:style>
    <style:style style:name="gr67" style:family="graphic" style:parent-style-name="standard">
      <style:graphic-properties svg:stroke-width="0.035cm" svg:stroke-color="#000000" draw:marker-start-width="0.46cm" draw:marker-end-width="0.46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68" style:family="graphic" style:parent-style-name="standard">
      <style:graphic-properties svg:stroke-width="0.035cm" svg:stroke-color="#000000" draw:marker-start-width="0.46cm" draw:marker-end-width="0.46cm" draw:fill-color="#000000" draw:textarea-horizontal-align="center" draw:textarea-vertical-align="middle" draw:auto-grow-height="false" fo:min-height="0.146cm" fo:min-width="0.093cm" fo:padding-top="0.127cm" fo:padding-bottom="0.127cm" fo:padding-left="0.254cm" fo:padding-right="0.254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1.906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082cm" fo:min-width="0cm" fo:padding-top="0.127cm" fo:padding-bottom="0.127cm" fo:padding-left="0.254cm" fo:padding-right="0.254cm"/>
    </style:style>
    <style:style style:name="gr71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146cm" fo:min-width="0.092cm" fo:padding-top="0.127cm" fo:padding-bottom="0.127cm" fo:padding-left="0.254cm" fo:padding-right="0.254cm"/>
    </style:style>
    <style:style style:name="gr72" style:family="graphic" style:parent-style-name="standard">
      <style:graphic-properties draw:stroke="solid" svg:stroke-width="0.035cm" svg:stroke-color="#80808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73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cm" fo:min-width="0cm" fo:padding-top="0.127cm" fo:padding-bottom="0.127cm" fo:padding-left="0.254cm" fo:padding-right="0.254cm"/>
    </style:style>
    <style:style style:name="gr74" style:family="graphic" style:parent-style-name="objectwithoutfill">
      <style:graphic-properties svg:stroke-width="0.106cm" svg:stroke-color="#aa55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svg:stroke-color="#006c3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106cm" svg:stroke-color="#003d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8.62cm" fo:min-width="3.262cm" fo:padding-top="0.127cm" fo:padding-bottom="0.127cm" fo:padding-left="0.254cm" fo:padding-right="0.254cm" fo:wrap-option="no-wrap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676cm" fo:min-width="0.426cm" fo:wrap-option="wrap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1.131cm" fo:padding-top="0.125cm" fo:padding-bottom="0.125cm" fo:padding-left="0.25cm" fo:padding-right="0.25cm" fo:wrap-option="no-wrap"/>
    </style:style>
    <style:style style:name="gr81" style:family="graphic" style:parent-style-name="objectwithoutfill">
      <style:graphic-properties svg:stroke-width="0.106cm" svg:stroke-color="#61050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048cm" fo:min-width="1.873cm" fo:wrap-option="wrap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84" style:family="graphic" style:parent-style-name="standard">
      <style:graphic-properties draw:stroke="solid" svg:stroke-color="#000000" draw:fill="solid" draw:fill-color="#ffffff" fo:min-height="10.17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01cm"/>
    </style:style>
    <style:style style:name="gr86" style:family="graphic" style:parent-style-name="standard">
      <style:graphic-properties draw:stroke="solid" svg:stroke-width="0.035cm" svg:stroke-color="#aa55a1" draw:marker-start-width="0.252cm" draw:marker-end-width="0.252cm" draw:fill="solid" draw:fill-color="#ffffff" draw:textarea-vertical-align="middle" fo:min-height="0.658cm" fo:padding-top="0.142cm" fo:padding-bottom="0.142cm" fo:padding-left="0.267cm" fo:padding-right="0.267cm"/>
    </style:style>
    <style:style style:name="gr87" style:family="graphic" style:parent-style-name="standard">
      <style:graphic-properties draw:stroke="solid" svg:stroke-width="0.035cm" svg:stroke-color="#aa55a1" draw:marker-start-width="0.252cm" draw:marker-end-width="0.252cm" draw:fill="solid" draw:fill-color="#ffffff" draw:textarea-vertical-align="middle" fo:min-height="0.637cm" fo:padding-top="0.142cm" fo:padding-bottom="0.142cm" fo:padding-left="0.267cm" fo:padding-right="0.267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" style:family="paragraph">
      <loext:graphic-properties draw:fill="solid" draw:fill-color="#f2f2f2" draw:opacity="100%"/>
      <style:paragraph-properties style:writing-mode="lr-tb" style:font-independent-line-spacing="true"/>
    </style:style>
    <style:style style:name="P4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-color="#d9d9d9"/>
      <style:paragraph-properties fo:text-align="start" style:font-independent-line-spacing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94070a"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text-properties fo:font-size="10.5pt" style:font-size-asian="10pt" style:font-size-complex="1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4" style:family="paragraph">
      <loext:graphic-properties draw:fill-color="#000000"/>
      <style:paragraph-properties fo:text-align="start" style:font-independent-line-spacing="tru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26" style:family="paragraph">
      <loext:graphic-properties draw:fill-color="#808080"/>
      <style:paragraph-properties fo:text-align="start" style:font-independent-line-spacing="tru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666666" fo:font-size="18pt"/>
    </style:style>
    <style:style style:name="P28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P29" style:family="paragraph">
      <style:paragraph-properties fo:text-align="start"/>
    </style:style>
    <style:style style:name="P30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text-properties fo:color="#aa55a1" fo:font-size="10pt" style:font-size-asian="10pt" style:font-size-complex="10pt"/>
    </style:style>
    <style:style style:name="P33" style:family="paragraph">
      <loext:graphic-properties draw:fill="none" draw:fill-color="#ffffff"/>
      <style:text-properties fo:color="#003d73" fo:font-size="10pt" style:font-size-asian="10pt" style:font-size-complex="10pt"/>
    </style:style>
    <style:style style:name="P34" style:family="paragraph">
      <loext:graphic-properties draw:fill="none" draw:fill-color="#ffffff"/>
      <style:text-properties fo:color="#006c3b" fo:font-size="10pt" style:font-size-asian="10pt" style:font-size-complex="10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solid" draw:fill-color="#ffffff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style:paragraph-properties fo:margin-left="0cm" fo:margin-right="0cm" fo:margin-top="0cm" fo:margin-bottom="0.282cm" fo:line-height="107%" fo:text-align="start" fo:text-indent="0cm" style:punctuation-wrap="hanging" style:writing-mode="lr-tb">
        <style:tab-stops/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" style:family="text">
      <style:text-properties fo:font-variant="normal" fo:text-transform="none" fo:color="#767171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" style:family="text">
      <style:text-properties fo:font-variant="normal" fo:text-transform="none" fo:color="#94070a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aa55a1" fo:font-size="10pt" style:font-size-asian="10pt" style:font-size-complex="10pt"/>
    </style:style>
    <style:style style:name="T15" style:family="text">
      <style:text-properties fo:color="#003d73" fo:font-size="10pt" style:font-size-asian="10pt" style:font-size-complex="10pt"/>
    </style:style>
    <style:style style:name="T16" style:family="text">
      <style:text-properties fo:color="#006c3b" fo:font-size="10pt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8pt" style:font-style-asian="normal" style:font-weight-asian="normal" style:font-name-complex="Times New Roman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office:forms form:automatic-focus="false" form:apply-design-mode="false"/>
        <draw:frame draw:name="Textfeld 1" draw:style-name="gr1" draw:text-style-name="P2" draw:layer="layout" svg:width="7.229cm" svg:height="0.99cm" svg:x="1.601cm" svg:y="0.4cm">
          <draw:text-box>
            <text:p text:style-name="P1"><text:span text:style-name="T1">St</text:span><text:span text:style-name="T1">ag</text:span><text:span text:style-name="T1">e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</text:span><text:span text:style-name="T2">od</text:span></text:p>
          </draw:text-box>
        </draw:frame>
        <draw:custom-shape draw:style-name="gr9" draw:text-style-name="P7" draw:layer="layout" svg:width="3cm" svg:height="0.8cm" svg:x="11.423cm" svg:y="14.3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1.4cm" svg:y="15.039cm">
          <draw:text-box>
            <text:p text:style-name="P5"><text:span text:style-name="T2">F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776cm" svg:x="3.2cm" svg:y="9.6cm">
          <draw:text-box>
            <text:p text:style-name="P5"><text:span text:style-name="T3">4 - </text:span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1 - </text:span><text:span text:style-name="T3">Sta</text:span><text:span text:style-name="T3">ge </text:span><text:span text:style-name="T3">left</text:span></text:p>
          </draw:text-box>
        </draw:frame>
        <draw:frame draw:name="Textfeld 13" draw:style-name="gr16" draw:text-style-name="P9" draw:layer="layout" svg:width="3.997cm" svg:height="1.269cm" svg:x="10.603cm" svg:y="6.34cm">
          <draw:text-box>
            <text:p text:style-name="P5"><text:span text:style-name="T3">2 -</text:span><text:span text:style-name="T3">Sta</text:span><text:span text:style-name="T3">ge </text:span><text:span text:style-name="T3">cent</text:span><text:span text:style-name="T3">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6" draw:text-style-name="P9" draw:layer="layout" svg:width="5.296cm" svg:height="1.269cm" svg:x="15.304cm" svg:y="6.84cm">
          <draw:text-box>
            <text:p text:style-name="P5"><text:span text:style-name="T3">3- </text:span><text:span text:style-name="T3">Sta</text:span><text:span text:style-name="T3">ge </text:span><text:span text:style-name="T3">right</text:span></text:p>
          </draw:text-box>
        </draw:fram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1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office:forms form:automatic-focus="false" form:apply-design-mode="false"/>
        <draw:frame draw:name="Textfeld 1" draw:style-name="gr1" draw:text-style-name="P13" draw:layer="layout" svg:width="7.229cm" svg:height="0.99cm" svg:x="1.601cm" svg:y="0.4cm">
          <draw:text-box>
            <text:p text:style-name="P1"><text:span text:style-name="T1">St</text:span><text:span text:style-name="T1">ag</text:span><text:span text:style-name="T1">e </text:span><text:span text:style-name="T1">– </text:span><text:span text:style-name="T1">Di</text:span><text:span text:style-name="T1">m</text:span><text:span text:style-name="T1">en</text:span><text:span text:style-name="T1">sio</text:span><text:span text:style-name="T1">ns</text:span></text:p>
          </draw:text-box>
        </draw:frame>
        <draw:custom-shape draw:name="Rechteck 3" draw:style-name="gr2" draw:text-style-name="P3" draw:layer="layout" svg:width="13.525cm" svg:height="4.582cm" svg:x="5.436cm" svg:y="6.818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5.436cm" svg:y="11.735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8.573cm" svg:y="7.1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1" draw:style-name="gr21" draw:text-style-name="P14" draw:layer="layout" svg:width="2.371cm" svg:height="1.795cm" svg:x="18.961cm" svg:y="12.049cm">
          <draw:text-box>
            <text:p text:style-name="P5"><text:span text:style-name="T5">Aud</text:span><text:span text:style-name="T5">ienc</text:span><text:span text:style-name="T5">e</text:span></text:p>
          </draw:text-box>
        </draw:frame>
        <draw:frame draw:name="Textfeld 13" draw:style-name="gr5" draw:text-style-name="P14" draw:layer="layout" svg:width="1.626cm" svg:height="0.769cm" svg:x="7.8cm" svg:y="6.049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0.9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1.198cm" svg:y="6.0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3.5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3.798cm" svg:y="6.0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6.6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6.898cm" svg:y="6.052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6.5cm" svg:y="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15" draw:layer="layout" svg:width="1.626cm" svg:height="0.762cm" svg:x="5.374cm" svg:y="12.2cm">
          <draw:text-box>
            <text:p text:style-name="P5"><text:span text:style-name="T2">Tree</text:span></text:p>
          </draw:text-box>
        </draw:frame>
        <draw:frame draw:name="Textfeld 13" draw:style-name="gr5" draw:text-style-name="P16" draw:layer="layout" svg:width="1.626cm" svg:height="0.769cm" svg:x="19.2cm" svg:y="5.972cm">
          <draw:text-box>
            <text:p text:style-name="P5"><text:span text:style-name="T6">Sta</text:span><text:span text:style-name="T6">ge</text:span></text:p>
          </draw:text-box>
        </draw:frame>
        <draw:custom-shape draw:name="Ellipse 5" draw:style-name="gr6" draw:text-style-name="P4" draw:layer="layout" svg:width="1.6cm" svg:height="1.6cm" svg:x="17.103cm" svg:y="12.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15" draw:layer="layout" svg:width="1.626cm" svg:height="0.762cm" svg:x="15.8cm" svg:y="12.438cm">
          <draw:text-box>
            <text:p text:style-name="P5"><text:span text:style-name="T2">Tree</text:span></text:p>
          </draw:text-box>
        </draw:frame>
        <draw:custom-shape draw:name="Gleichschenkliges Dreieck 7" draw:style-name="gr7" draw:text-style-name="P4" draw:layer="layout" svg:width="1.797cm" svg:height="1.549cm" svg:x="15.796cm" svg:y="9.6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14" draw:layer="layout" svg:width="2.414cm" svg:height="0.769cm" svg:x="17.186cm" svg:y="9.4cm">
          <draw:text-box>
            <text:p text:style-name="P5"><text:span text:style-name="T2">Trip</text:span><text:span text:style-name="T2">od</text:span></text:p>
          </draw:text-box>
        </draw:frame>
        <draw:connector draw:name="Gerade Verbindung mit Pfeil 25" draw:style-name="gr22" draw:text-style-name="P17" draw:layer="layout" draw:type="line" svg:x1="26.4cm" svg:y1="15.119cm" svg:x2="26.4cm" svg:y2="6.819cm" svg:d="M26400 15119v-8300" svg:viewBox="0 0 1 8301">
          <text:p/>
        </draw:connector>
        <draw:connector draw:name="Gerade Verbindung mit Pfeil 32" draw:style-name="gr23" draw:text-style-name="P17" draw:layer="layout" draw:type="line" svg:x1="21.206cm" svg:y1="7.419cm" svg:x2="21.213cm" svg:y2="6.819cm" svg:d="M21206 7419l7-600" svg:viewBox="0 0 8 601">
          <text:p/>
        </draw:connector>
        <draw:custom-shape draw:name="Ellipse 5" draw:style-name="gr11" draw:text-style-name="P4" draw:layer="layout" svg:width="0.327cm" svg:height="0.327cm" svg:x="5.973cm" svg:y="8.2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4.8cm" svg:y="8.248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7.476cm" svg:y="8.71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6.074cm" svg:y="8.483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7.673cm" svg:y="13.9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6.5cm" svg:y="14.146cm">
          <draw:text-box>
            <text:p text:style-name="P5"><text:span text:style-name="T2">Lam</text:span><text:span text:style-name="T2">p</text:span></text:p>
          </draw:text-box>
        </draw:frame>
        <draw:connector draw:name="Gerade Verbindung mit Pfeil 32" draw:style-name="gr23" draw:text-style-name="P17" draw:layer="layout" draw:type="line" svg:x1="22.4cm" svg:y1="8.919cm" svg:x2="22.407cm" svg:y2="6.819cm" svg:d="M22400 8919l7-2100" svg:viewBox="0 0 8 2101">
          <text:p/>
        </draw:connector>
        <draw:connector draw:name="Gerade Verbindung mit Pfeil 32" draw:style-name="gr23" draw:text-style-name="P17" draw:layer="layout" draw:type="line" svg:x1="23.7cm" svg:y1="12.3cm" svg:x2="23.7cm" svg:y2="6.8cm" svg:d="M23700 12300v-5500" svg:viewBox="0 0 1 5501">
          <text:p/>
        </draw:connector>
        <draw:connector draw:name="Gerade Verbindung mit Pfeil 32" draw:style-name="gr23" draw:text-style-name="P17" draw:layer="layout" draw:type="line" svg:x1="24.6cm" svg:y1="13.921cm" svg:x2="24.6cm" svg:y2="6.821cm" svg:d="M24600 13921v-7100" svg:viewBox="0 0 1 7101">
          <text:p/>
        </draw:connector>
        <draw:connector draw:name="Gerade Verbindung mit Pfeil 32" draw:style-name="gr23" draw:text-style-name="P17" draw:layer="layout" draw:type="line" svg:x1="4.262cm" svg:y1="8.344cm" svg:x2="4.269cm" svg:y2="6.82cm" svg:d="M4262 8344l7-1524" svg:viewBox="0 0 8 1525">
          <text:p/>
        </draw:connector>
        <draw:line draw:style-name="gr24" draw:text-style-name="P8" draw:layer="layout" svg:x1="4.262cm" svg:y1="8.344cm" svg:x2="5.862cm" svg:y2="8.339cm">
          <text:p/>
        </draw:line>
        <draw:line draw:style-name="gr24" draw:text-style-name="P8" draw:layer="layout" svg:x1="18.964cm" svg:y1="6.746cm" svg:x2="26.364cm" svg:y2="6.741cm">
          <text:p/>
        </draw:line>
        <draw:line draw:style-name="gr24" draw:text-style-name="P8" draw:layer="layout" svg:x1="17.163cm" svg:y1="7.445cm" svg:x2="21.263cm" svg:y2="7.44cm">
          <text:p/>
        </draw:line>
        <draw:line draw:style-name="gr24" draw:text-style-name="P8" draw:layer="layout" svg:x1="17.764cm" svg:y1="8.846cm" svg:x2="22.464cm" svg:y2="8.841cm">
          <text:p/>
        </draw:line>
        <draw:line draw:style-name="gr24" draw:text-style-name="P8" draw:layer="layout" svg:x1="17.865cm" svg:y1="12.247cm" svg:x2="23.765cm" svg:y2="12.242cm">
          <text:p/>
        </draw:line>
        <draw:line draw:style-name="gr24" draw:text-style-name="P8" draw:layer="layout" svg:x1="17.866cm" svg:y1="13.948cm" svg:x2="24.666cm" svg:y2="13.943cm">
          <text:p/>
        </draw:line>
        <draw:line draw:style-name="gr24" draw:text-style-name="P8" draw:layer="layout" svg:x1="19.066cm" svg:y1="15.148cm" svg:x2="26.366cm" svg:y2="15.143cm">
          <text:p/>
        </draw:line>
        <draw:connector draw:name="Gerade Verbindung mit Pfeil 32" draw:style-name="gr23" draw:text-style-name="P17" draw:layer="layout" draw:type="line" svg:x1="1.997cm" svg:y1="14.053cm" svg:x2="1.997cm" svg:y2="6.741cm" svg:d="M1997 14053v-7312" svg:viewBox="0 0 1 7313">
          <text:p/>
        </draw:connector>
        <draw:line draw:style-name="gr24" draw:text-style-name="P8" draw:layer="layout" svg:x1="3.5cm" svg:y1="11.905cm" svg:x2="7.4cm" svg:y2="11.9cm">
          <text:p/>
        </draw:line>
        <draw:line draw:style-name="gr24" draw:text-style-name="P8" draw:layer="layout" svg:x1="1.164cm" svg:y1="6.746cm" svg:x2="5.464cm" svg:y2="6.741cm">
          <text:p/>
        </draw:line>
        <draw:line draw:style-name="gr24" draw:text-style-name="P8" draw:layer="layout" svg:x1="2.2cm" svg:y1="14.141cm" svg:x2="7.464cm" svg:y2="14.141cm">
          <text:p/>
        </draw:line>
        <draw:connector draw:name="Gerade Verbindung mit Pfeil 32" draw:style-name="gr23" draw:text-style-name="P17" draw:layer="layout" draw:type="line" svg:x1="2.63cm" svg:y1="13.6cm" svg:x2="2.63cm" svg:y2="6.746cm" draw:start-shape="id1" draw:start-glue-point="3" svg:d="M2630 13600v-6854" svg:viewBox="0 0 1 6855">
          <text:p/>
        </draw:connector>
        <draw:frame draw:style-name="gr25" draw:text-style-name="P17" draw:layer="layout" svg:width="1.97cm" svg:height="0.662cm" svg:x="2.63cm" svg:y="12.6cm">
          <draw:text-box>
            <text:p><text:span text:style-name="T7">12,1 </text:span><text:span text:style-name="T7">m</text:span></text:p>
          </draw:text-box>
        </draw:frame>
        <draw:frame draw:style-name="gr26" draw:text-style-name="P18" draw:layer="layout" svg:width="1.78cm" svg:height="0.683cm" svg:x="3.285cm" svg:y="9.968cm">
          <draw:text-box>
            <text:p><text:span text:style-name="T8">7,9 </text:span><text:span text:style-name="T8">m</text:span></text:p>
          </draw:text-box>
        </draw:frame>
        <draw:frame draw:style-name="gr27" draw:text-style-name="P19" draw:layer="layout" svg:width="1.704cm" svg:height="0.662cm" svg:x="4.108cm" svg:y="7.536cm">
          <draw:text-box>
            <text:p><text:span text:style-name="T7">3,7 </text:span><text:span text:style-name="T7">m</text:span></text:p>
          </draw:text-box>
        </draw:frame>
        <draw:frame draw:style-name="gr28" draw:text-style-name="P19" draw:layer="layout" svg:width="1.742cm" svg:height="0.68cm" svg:x="19.458cm" svg:y="6.9cm">
          <draw:text-box>
            <text:p><text:span text:style-name="T7">1,3 </text:span><text:span text:style-name="T7">m</text:span></text:p>
          </draw:text-box>
        </draw:frame>
        <draw:frame draw:style-name="gr27" draw:text-style-name="P19" draw:layer="layout" svg:width="1.704cm" svg:height="0.662cm" svg:x="20.896cm" svg:y="7.618cm">
          <draw:text-box>
            <text:p><text:span text:style-name="T7">5,8 </text:span><text:span text:style-name="T7">m</text:span></text:p>
          </draw:text-box>
        </draw:frame>
        <draw:frame draw:style-name="gr29" draw:text-style-name="P19" draw:layer="layout" svg:width="1.8cm" svg:height="0.662cm" svg:x="22.6cm" svg:y="10.4cm">
          <draw:text-box>
            <text:p><text:span text:style-name="T7">9,5 </text:span><text:span text:style-name="T7">m</text:span></text:p>
          </draw:text-box>
        </draw:frame>
        <draw:frame draw:style-name="gr30" draw:text-style-name="P19" draw:layer="layout" svg:width="1.62cm" svg:height="0.662cm" svg:x="23.18cm" svg:y="12.6cm">
          <draw:text-box>
            <text:p><text:span text:style-name="T7">13,7 </text:span><text:span text:style-name="T7">m</text:span></text:p>
          </draw:text-box>
        </draw:frame>
        <draw:frame draw:style-name="gr31" draw:text-style-name="P19" draw:layer="layout" svg:width="1.907cm" svg:height="0.662cm" svg:x="24.8cm" svg:y="14.138cm">
          <draw:text-box>
            <text:p><text:span text:style-name="T7">17,3 </text:span><text:span text:style-name="T7">m</text:span></text:p>
          </draw:text-box>
        </draw:frame>
        <draw:line draw:style-name="gr24" draw:text-style-name="P8" xml:id="id1" draw:id="id1" draw:layer="layout" svg:x1="2.63cm" svg:y1="13.6cm" svg:x2="6.6cm" svg:y2="13.6cm">
          <text:p/>
        </draw:line>
        <draw:frame draw:style-name="gr32" draw:text-style-name="P19" draw:layer="layout" svg:width="1.603cm" svg:height="0.662cm" svg:x="1.997cm" svg:y="14.141cm">
          <draw:text-box>
            <text:p><text:span text:style-name="T7">14,7</text:span><text:span text:style-name="T7">m</text:span></text:p>
          </draw:text-box>
        </draw:frame>
        <draw:line draw:style-name="gr24" draw:text-style-name="P8" draw:layer="layout" svg:x1="1.2cm" svg:y1="15.164cm" svg:x2="5.44cm" svg:y2="15.164cm">
          <text:p/>
        </draw:line>
        <draw:frame draw:style-name="gr29" draw:text-style-name="P20" draw:layer="layout" svg:width="2.103cm" svg:height="0.662cm" svg:x="1.097cm" svg:y="14.6cm">
          <draw:text-box>
            <text:p><text:span text:style-name="T9">16,8 </text:span><text:span text:style-name="T9">m</text:span></text:p>
          </draw:text-box>
        </draw:frame>
        <draw:connector draw:name="Gerade Verbindung mit Pfeil 32" draw:style-name="gr23" draw:text-style-name="P17" draw:layer="layout" draw:type="line" svg:x1="1.197cm" svg:y1="15.141cm" svg:x2="1.197cm" svg:y2="6.741cm" svg:d="M1197 15141v-8400" svg:viewBox="0 0 1 8401">
          <text:p/>
        </draw:connector>
        <draw:connector draw:name="Gerade Verbindung mit Pfeil 32" draw:style-name="gr23" draw:text-style-name="P17" draw:layer="layout" draw:type="line" svg:x1="3.43cm" svg:y1="11.946cm" svg:x2="3.43cm" svg:y2="6.746cm" svg:d="M3430 11946v-5200" svg:viewBox="0 0 1 5201">
          <text:p/>
        </draw:connector>
        <draw:connector draw:name="Gerade Verbindung mit Pfeil 17" draw:style-name="gr33" draw:text-style-name="P17" draw:layer="layout" draw:type="line" svg:x1="5.4cm" svg:y1="5.952cm" svg:x2="6.5cm" svg:y2="5.952cm" svg:d="M5400 5952h1100" svg:viewBox="0 0 1101 1">
          <text:p/>
        </draw:connector>
        <draw:line draw:style-name="gr24" draw:text-style-name="P8" draw:layer="layout" svg:x1="5.401cm" svg:y1="1.601cm" svg:x2="5.412cm" svg:y2="6.741cm">
          <text:p/>
        </draw:line>
        <draw:connector draw:name="Gerade Verbindung mit Pfeil 17" draw:style-name="gr33" draw:text-style-name="P17" draw:layer="layout" draw:type="line" svg:x1="5.439cm" svg:y1="1.552cm" svg:x2="18.964cm" svg:y2="1.552cm" svg:d="M5439 1552h13525" svg:viewBox="0 0 13526 1">
          <text:p/>
        </draw:connector>
        <draw:line draw:style-name="gr24" draw:text-style-name="P8" draw:layer="layout" svg:x1="6.101cm" svg:y1="1.601cm" svg:x2="6.112cm" svg:y2="8.201cm">
          <text:p/>
        </draw:line>
        <draw:line draw:style-name="gr24" draw:text-style-name="P8" draw:layer="layout" svg:x1="6.502cm" svg:y1="1.601cm" svg:x2="6.513cm" svg:y2="12.801cm">
          <text:p/>
        </draw:line>
        <draw:line draw:style-name="gr24" draw:text-style-name="P8" draw:layer="layout" svg:x1="8.103cm" svg:y1="1.601cm" svg:x2="8.114cm" svg:y2="12.801cm">
          <text:p/>
        </draw:line>
        <draw:line draw:style-name="gr24" draw:text-style-name="P8" draw:layer="layout" svg:x1="7.904cm" svg:y1="1.601cm" svg:x2="7.915cm" svg:y2="14.001cm">
          <text:p/>
        </draw:line>
        <draw:line draw:style-name="gr24" draw:text-style-name="P8" draw:layer="layout" svg:x1="8.802cm" svg:y1="1.601cm" svg:x2="8.813cm" svg:y2="7.101cm">
          <text:p/>
        </draw:line>
        <draw:line draw:style-name="gr24" draw:text-style-name="P8" draw:layer="layout" svg:x1="12.303cm" svg:y1="1.601cm" svg:x2="12.314cm" svg:y2="12.001cm">
          <text:p/>
        </draw:line>
        <draw:line draw:style-name="gr24" draw:text-style-name="P8" draw:layer="layout" svg:x1="17.104cm" svg:y1="1.601cm" svg:x2="17.115cm" svg:y2="12.501cm">
          <text:p/>
        </draw:line>
        <draw:line draw:style-name="gr24" draw:text-style-name="P8" draw:layer="layout" svg:x1="17.602cm" svg:y1="1.601cm" svg:x2="17.613cm" svg:y2="8.701cm">
          <text:p/>
        </draw:line>
        <draw:line draw:style-name="gr24" draw:text-style-name="P8" draw:layer="layout" svg:x1="18.605cm" svg:y1="1.601cm" svg:x2="18.616cm" svg:y2="12.501cm">
          <text:p/>
        </draw:line>
        <draw:line draw:style-name="gr24" draw:text-style-name="P8" draw:layer="layout" svg:x1="19.006cm" svg:y1="1.601cm" svg:x2="19.017cm" svg:y2="12.501cm">
          <text:p/>
        </draw:line>
        <draw:connector draw:name="Gerade Verbindung mit Pfeil 17" draw:style-name="gr33" draw:text-style-name="P17" draw:layer="layout" draw:type="line" svg:x1="5.412cm" svg:y1="6.4cm" svg:x2="6.112cm" svg:y2="6.4cm" svg:d="M5412 6400h700" svg:viewBox="0 0 701 1">
          <text:p/>
        </draw:connector>
        <draw:connector draw:name="Gerade Verbindung mit Pfeil 17" draw:style-name="gr33" draw:text-style-name="P17" draw:layer="layout" draw:type="line" svg:x1="5.44cm" svg:y1="4.952cm" svg:x2="8.14cm" svg:y2="4.952cm" svg:d="M5440 4952h2700" svg:viewBox="0 0 2701 1">
          <text:p/>
        </draw:connector>
        <draw:connector draw:name="Gerade Verbindung mit Pfeil 17" draw:style-name="gr33" draw:text-style-name="P17" draw:layer="layout" draw:type="line" svg:x1="5.44cm" svg:y1="5.352cm" svg:x2="7.94cm" svg:y2="5.352cm" svg:d="M5440 5352h2500" svg:viewBox="0 0 2501 1">
          <text:p/>
        </draw:connector>
        <draw:connector draw:name="Gerade Verbindung mit Pfeil 17" draw:style-name="gr33" draw:text-style-name="P17" draw:layer="layout" draw:type="line" svg:x1="5.441cm" svg:y1="4.252cm" svg:x2="8.841cm" svg:y2="4.252cm" svg:d="M5441 4252h3400" svg:viewBox="0 0 3401 1">
          <text:p/>
        </draw:connector>
        <draw:connector draw:name="Gerade Verbindung mit Pfeil 17" draw:style-name="gr33" draw:text-style-name="P17" draw:layer="layout" draw:type="line" svg:x1="5.442cm" svg:y1="3.252cm" svg:x2="12.242cm" svg:y2="3.252cm" svg:d="M5442 3252h6800" svg:viewBox="0 0 6801 1">
          <text:p/>
        </draw:connector>
        <draw:frame draw:name="Textfeld 33" draw:style-name="gr34" draw:text-style-name="P21" draw:layer="layout" svg:width="1.994cm" svg:height="1.143cm" svg:x="3.6cm" svg:y="1.39cm">
          <draw:text-box>
            <text:p text:style-name="P5"><text:span text:style-name="T10">23,6 </text:span><text:span text:style-name="T10">m</text:span></text:p>
          </draw:text-box>
        </draw:frame>
        <draw:connector draw:name="Gerade Verbindung mit Pfeil 17" draw:style-name="gr33" draw:text-style-name="P17" draw:layer="layout" draw:type="line" svg:x1="17.14cm" svg:y1="3.352cm" svg:x2="19.04cm" svg:y2="3.352cm" svg:d="M17140 3352h1900" svg:viewBox="0 0 1901 1">
          <text:p/>
        </draw:connector>
        <draw:connector draw:name="Gerade Verbindung mit Pfeil 17" draw:style-name="gr33" draw:text-style-name="P17" draw:layer="layout" draw:type="line" svg:x1="17.64cm" svg:y1="4.152cm" svg:x2="19.04cm" svg:y2="4.152cm" svg:d="M17640 4152h1400" svg:viewBox="0 0 1401 1">
          <text:p/>
        </draw:connector>
        <draw:connector draw:name="Gerade Verbindung mit Pfeil 17" draw:style-name="gr33" draw:text-style-name="P17" draw:layer="layout" draw:type="line" svg:x1="18.54cm" svg:y1="5.252cm" svg:x2="19.04cm" svg:y2="5.252cm" svg:d="M18540 5252h500" svg:viewBox="0 0 501 1">
          <text:p/>
        </draw:connector>
        <draw:frame draw:style-name="gr35" draw:text-style-name="P19" draw:layer="layout" svg:width="1.594cm" svg:height="0.662cm" svg:x="3.55cm" svg:y="2.939cm">
          <draw:text-box>
            <text:p><text:span text:style-name="T7">11,6 </text:span><text:span text:style-name="T7">m</text:span></text:p>
          </draw:text-box>
        </draw:frame>
        <draw:frame draw:style-name="gr36" draw:text-style-name="P19" draw:layer="layout" svg:width="1.673cm" svg:height="1.073cm" svg:x="3.728cm" svg:y="3.901cm">
          <draw:text-box>
            <text:p><text:span text:style-name="T7">8,4 </text:span><text:span text:style-name="T7">m</text:span></text:p>
          </draw:text-box>
        </draw:frame>
        <draw:frame draw:style-name="gr37" draw:text-style-name="P19" draw:layer="layout" svg:width="1.416cm" svg:height="0.662cm" svg:x="3.728cm" svg:y="5.023cm">
          <draw:text-box>
            <text:p><text:span text:style-name="T7">6,3 </text:span><text:span text:style-name="T7">m</text:span></text:p>
          </draw:text-box>
        </draw:frame>
        <draw:frame draw:style-name="gr37" draw:text-style-name="P19" draw:layer="layout" svg:width="1.416cm" svg:height="0.662cm" svg:x="3.728cm" svg:y="4.623cm">
          <draw:text-box>
            <text:p><text:span text:style-name="T7">7,4 </text:span><text:span text:style-name="T7">m</text:span></text:p>
          </draw:text-box>
        </draw:frame>
        <draw:frame draw:style-name="gr37" draw:text-style-name="P19" draw:layer="layout" svg:width="1.416cm" svg:height="0.662cm" svg:x="3.795cm" svg:y="6.079cm">
          <draw:text-box>
            <text:p><text:span text:style-name="T7">2,1 </text:span><text:span text:style-name="T7">m</text:span></text:p>
          </draw:text-box>
        </draw:frame>
        <draw:frame draw:style-name="gr37" draw:text-style-name="P19" draw:layer="layout" svg:width="1.416cm" svg:height="0.662cm" svg:x="3.695cm" svg:y="5.538cm">
          <draw:text-box>
            <text:p><text:span text:style-name="T7">3,2 </text:span><text:span text:style-name="T7">m</text:span></text:p>
          </draw:text-box>
        </draw:frame>
        <draw:frame draw:style-name="gr38" draw:text-style-name="P19" draw:layer="layout" svg:width="2.386cm" svg:height="0.662cm" svg:x="19.214cm" svg:y="3.074cm">
          <draw:text-box>
            <text:p><text:span text:style-name="T7">5,2 </text:span><text:span text:style-name="T7">m</text:span></text:p>
          </draw:text-box>
        </draw:frame>
        <draw:frame draw:style-name="gr29" draw:text-style-name="P19" draw:layer="layout" svg:width="2.386cm" svg:height="0.662cm" svg:x="19.214cm" svg:y="3.823cm">
          <draw:text-box>
            <text:p><text:span text:style-name="T7">4,7 </text:span><text:span text:style-name="T7">m</text:span></text:p>
          </draw:text-box>
        </draw:frame>
        <draw:frame draw:style-name="gr29" draw:text-style-name="P19" draw:layer="layout" svg:width="2.386cm" svg:height="0.662cm" svg:x="19.214cm" svg:y="4.923cm">
          <draw:text-box>
            <text:p><text:span text:style-name="T7">1,4 </text:span><text:span text:style-name="T7">m</text:span></text:p>
          </draw:text-box>
        </draw:frame>
        <draw:line draw:style-name="gr24" draw:text-style-name="P8" draw:layer="layout" svg:x1="16.801cm" svg:y1="7.118cm" svg:x2="16.801cm" svg:y2="2.601cm">
          <text:p/>
        </draw:line>
        <draw:frame draw:style-name="gr29" draw:text-style-name="P19" draw:layer="layout" svg:width="1.959cm" svg:height="0.662cm" svg:x="19.241cm" svg:y="2.279cm">
          <draw:text-box>
            <text:p><text:span text:style-name="T7">6,3 </text:span><text:span text:style-name="T7">m</text:span></text:p>
          </draw:text-box>
        </draw:frame>
        <draw:line draw:style-name="gr24" draw:text-style-name="P8" draw:layer="layout" svg:x1="12.365cm" svg:y1="12.048cm" svg:x2="23.165cm" svg:y2="12.043cm">
          <text:p/>
        </draw:line>
        <draw:connector draw:name="Gerade Verbindung mit Pfeil 32" draw:style-name="gr23" draw:text-style-name="P17" draw:layer="layout" draw:type="line" svg:x1="22.8cm" svg:y1="12cm" svg:x2="22.8cm" svg:y2="6.8cm" svg:d="M22800 12000v-5200" svg:viewBox="0 0 1 5201">
          <text:p/>
        </draw:connector>
        <draw:frame draw:style-name="gr39" draw:text-style-name="P19" draw:layer="layout" svg:width="1.8cm" svg:height="0.8cm" svg:x="21.5cm" svg:y="9.6cm">
          <draw:text-box>
            <text:p><text:span text:style-name="T7">8,6 </text:span><text:span text:style-name="T7">m</text:span></text:p>
          </draw:text-box>
        </draw:frame>
        <draw:connector draw:name="Gerade Verbindung mit Pfeil 17" draw:style-name="gr33" draw:text-style-name="P17" draw:layer="layout" draw:type="line" svg:x1="16.84cm" svg:y1="2.652cm" svg:x2="19.04cm" svg:y2="2.652cm" svg:d="M16840 2652h2200" svg:viewBox="0 0 2201 1">
          <text:p/>
        </draw:connector>
        <presentation:notes draw:style-name="dp2">
          <draw:frame draw:name="Foliennummernplatzhalter 6" draw:style-name="gr19" draw:text-style-name="P14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2" presentation:class="page"/>
          <draw:frame draw:name="Notizenplatzhalter 2"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office:forms form:automatic-focus="false" form:apply-design-mode="false"/>
        <draw:frame draw:name="Textfeld 1" draw:style-name="gr40" draw:text-style-name="P2" draw:layer="layout" svg:width="15.799cm" svg:height="1.673cm" svg:x="1.601cm" svg:y="0.4cm">
          <draw:text-box>
            <text:p text:style-name="P1"><text:span text:style-name="T1">St</text:span><text:span text:style-name="T1">ag</text:span><text:span text:style-name="T1">e </text:span><text:span text:style-name="T1">– </text:span><text:span text:style-name="T1">La</text:span><text:span text:style-name="T1">m</text:span><text:span text:style-name="T1">ps </text:span><text:span text:style-name="T1">an</text:span><text:span text:style-name="T1">d </text:span><text:span text:style-name="T1">pr</text:span><text:span text:style-name="T1">oje</text:span><text:span text:style-name="T1">cto</text:span><text:span text:style-name="T1">rs </text:span><text:span text:style-name="T1">pe</text:span><text:span text:style-name="T1">r </text:span><text:span text:style-name="T1">sta</text:span><text:span text:style-name="T1">ge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</text:span><text:span text:style-name="T2">od</text:span></text:p>
          </draw:text-box>
        </draw:frame>
        <draw:custom-shape draw:style-name="gr9" draw:text-style-name="P7" draw:layer="layout" svg:width="3cm" svg:height="0.8cm" svg:x="11.2cm" svg:y="14.741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9.777cm" svg:y="14.779cm">
          <draw:text-box>
            <text:p text:style-name="P5"><text:span text:style-name="T2">F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776cm" svg:x="3.2cm" svg:y="9.6cm">
          <draw:text-box>
            <text:p text:style-name="P5"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  <text:p text:style-name="P5"><text:span text:style-name="T3"/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</text:span><text:span text:style-name="T3">ge </text:span><text:span text:style-name="T3">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</text:span><text:span text:style-name="T3">ge </text:span><text:span text:style-name="T3">cent</text:span><text:span text:style-name="T3">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</text:span><text:span text:style-name="T3">ge </text:span><text:span text:style-name="T3">right</text:span></text:p>
          </draw:text-box>
        </draw:frame>
        <draw:custom-shape draw:style-name="gr42" draw:text-style-name="P24" draw:layer="layout" svg:width="0.6cm" svg:height="0.4cm" svg:x="8.7cm" svg:y="2.6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4.322cm" svg:y="2.632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8.4cm" svg:y="3.038cm">
          <draw:text-box>
            <text:p text:style-name="P5"><text:span text:style-name="T6">Proj</text:span><text:span text:style-name="T6">ecto</text:span><text:span text:style-name="T6">r 1</text:span></text:p>
          </draw:text-box>
        </draw:frame>
        <draw:frame draw:name="Textfeld 13" draw:style-name="gr43" draw:text-style-name="P25" draw:layer="layout" svg:width="2.563cm" svg:height="0.762cm" svg:x="14.023cm" svg:y="2.971cm">
          <draw:text-box>
            <text:p text:style-name="P5"><text:span text:style-name="T6">Proj</text:span><text:span text:style-name="T6">ecto</text:span><text:span text:style-name="T6">r 2</text:span></text:p>
          </draw:text-box>
        </draw:fram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cc</text:span><text:span text:style-name="T6">u </text:span><text:span text:style-name="T6">LED </text:span><text:span text:style-name="T6">(7x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ED </text:span><text:span text:style-name="T6">(10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47" draw:text-style-name="P25" draw:layer="layout" svg:width="3.054cm" svg:height="0.762cm" svg:x="22.803cm" svg:y="5.539cm">
          <draw:text-box>
            <text:p text:style-name="P5"><text:span text:style-name="T6">Proj</text:span><text:span text:style-name="T6">ecto</text:span><text:span text:style-name="T6">r </text:span><text:span text:style-name="T6">(3x)</text:span></text:p>
          </draw:text-box>
        </draw:frame>
        <draw:custom-shape draw:style-name="gr44" draw:text-style-name="P24" draw:layer="layout" svg:width="0.4cm" svg:height="0.6cm" draw:transform="rotate (-0.0291469985083055) translate (11.417cm 7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2.4cm 7.1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3.217cm 7.1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6.513cm 7.5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7cm 7.9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4cm 9.09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11.984cm 8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6.2cm 10.25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18.197cm 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6.125cm 10.60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4cm" svg:height="0.595cm" draw:transform="rotate (3.12256856474305) translate (6.172cm 11.37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8" draw:text-style-name="P8" draw:layer="layout" svg:width="3.7cm" svg:height="0.2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6.7cm" svg:height="0.2cm" svg:x="10.2cm" svg:y="4.4cm">
          <text:p/>
          <draw:enhanced-geometry svg:viewBox="0 0 21600 21600" draw:type="rectangle" draw:enhanced-path="M 0 0 L 21600 0 21600 21600 0 21600 0 0 Z N"/>
        </draw:custom-shape>
        <draw:frame draw:name="Textfeld 13" draw:style-name="gr16" draw:text-style-name="P9" draw:layer="layout" svg:width="2.999cm" svg:height="1.269cm" svg:x="5.4cm" svg:y="3.331cm">
          <draw:text-box>
            <text:p text:style-name="P5"><text:span text:style-name="T3">Proj</text:span><text:span text:style-name="T3">ecti</text:span><text:span text:style-name="T3">on </text:span><text:span text:style-name="T3">map</text:span><text:span text:style-name="T3">ping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7.799cm 11.017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18.203cm 8.817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18.209cm 9.334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3" draw:style-name="gr50" draw:text-style-name="P9" draw:layer="layout" svg:width="2.999cm" svg:height="2.79cm" svg:x="23.001cm" svg:y="9.6cm">
          <draw:text-box>
            <text:p text:style-name="P5"><text:span text:style-name="T3">In </text:span><text:span text:style-name="T3">use:</text:span></text:p>
            <text:p text:style-name="P5"><text:span text:style-name="T3"/></text:p>
            <text:p text:style-name="P5"><text:span text:style-name="T3">LED</text:span><text:span text:style-name="T3">: 10</text:span></text:p>
            <text:p text:style-name="P5"><text:span text:style-name="T3">Acc</text:span><text:span text:style-name="T3">u </text:span><text:span text:style-name="T3">LED</text:span><text:span text:style-name="T3">: 7</text:span></text:p>
            <text:p text:style-name="P5"><text:span text:style-name="T3"/></text:p>
          </draw:text-box>
        </draw:frame>
        <draw:custom-shape draw:style-name="gr44" draw:text-style-name="P24" draw:layer="layout" svg:width="0.4cm" svg:height="0.6cm" draw:transform="rotate (2.89619936075939) translate (8.854cm 10.08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593411945678072) translate (8.733cm 10.47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7.789cm 7.80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3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t</text:span><text:span text:style-name="T11">ag</text:span><text:span text:style-name="T11">e </text:span><text:span text:style-name="T11">– </text:span><text:span text:style-name="T11">La</text:span><text:span text:style-name="T11">m</text:span><text:span text:style-name="T11">ps </text:span><text:span text:style-name="T11">an</text:span><text:span text:style-name="T11">d </text:span><text:span text:style-name="T11">pr</text:span><text:span text:style-name="T11">oje</text:span><text:span text:style-name="T11">cto</text:span><text:span text:style-name="T11">rs </text:span><text:span text:style-name="T11">po</text:span><text:span text:style-name="T11">siti</text:span><text:span text:style-name="T11">on</text:span><text:span text:style-name="T11">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</text:span><text:span text:style-name="T2">od</text:span></text:p>
          </draw:text-box>
        </draw:frame>
        <draw:custom-shape draw:style-name="gr9" draw:text-style-name="P7" draw:layer="layout" svg:width="3cm" svg:height="0.8cm" svg:x="11.4cm" svg:y="14.8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0cm" svg:y="14.99cm">
          <draw:text-box>
            <text:p text:style-name="P5"><text:span text:style-name="T2">F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</text:span><text:span text:style-name="T3">ge </text:span><text:span text:style-name="T3">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</text:span><text:span text:style-name="T3">ge </text:span><text:span text:style-name="T3">cent</text:span><text:span text:style-name="T3">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</text:span><text:span text:style-name="T3">ge </text:span><text:span text:style-name="T3">right</text:span></text:p>
          </draw:text-box>
        </draw:frame>
        <draw:custom-shape draw:style-name="gr42" draw:text-style-name="P24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9.037cm" svg:y="12.139cm">
          <draw:text-box>
            <text:p text:style-name="P5"><text:span text:style-name="T6">Proj</text:span><text:span text:style-name="T6">ecto</text:span><text:span text:style-name="T6">r 1</text:span></text:p>
          </draw:text-box>
        </draw:frame>
        <draw:frame draw:name="Textfeld 13" draw:style-name="gr43" draw:text-style-name="P25" draw:layer="layout" svg:width="2.563cm" svg:height="0.762cm" svg:x="12.6cm" svg:y="12.838cm">
          <draw:text-box>
            <text:p text:style-name="P5"><text:span text:style-name="T6">Proj</text:span><text:span text:style-name="T6">ecto</text:span><text:span text:style-name="T6">r 2</text:span></text:p>
          </draw:text-box>
        </draw:frame>
        <draw:custom-shape draw:style-name="gr44" draw:text-style-name="P24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cc</text:span><text:span text:style-name="T6">u </text:span><text:span text:style-name="T6">LED </text:span><text:span text:style-name="T6">(7x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ED </text:span><text:span text:style-name="T6">(10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52" draw:text-style-name="P25" draw:layer="layout" svg:width="3.291cm" svg:height="0.762cm" svg:x="22.803cm" svg:y="5.539cm">
          <draw:text-box>
            <text:p text:style-name="P5"><text:span text:style-name="T6">Proj</text:span><text:span text:style-name="T6">ecto</text:span><text:span text:style-name="T6">r </text:span><text:span text:style-name="T6">(3x)</text:span></text:p>
          </draw:text-box>
        </draw:frame>
        <draw:custom-shape draw:style-name="gr44" draw:text-style-name="P24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3" draw:text-style-name="P23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4" draw:text-style-name="P24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686cm 6.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99cm 6.21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9.294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2.95641321995319) translate (7.896cm 10.28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7.993cm 10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8.405cm 9.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4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t</text:span><text:span text:style-name="T11">ag</text:span><text:span text:style-name="T11">e </text:span><text:span text:style-name="T11">– </text:span><text:span text:style-name="T11">Po</text:span><text:span text:style-name="T11">we</text:span><text:span text:style-name="T11">r </text:span><text:span text:style-name="T11">co</text:span><text:span text:style-name="T11">rd</text:span><text:span text:style-name="T11">s, </text:span><text:span text:style-name="T11">cla</text:span><text:span text:style-name="T11">m</text:span><text:span text:style-name="T11">ps, </text:span><text:span text:style-name="T11">saf</text:span><text:span text:style-name="T11">eti</text:span><text:span text:style-name="T11">e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</text:span><text:span text:style-name="T2">od</text:span></text:p>
          </draw:text-box>
        </draw:frame>
        <draw:custom-shape draw:style-name="gr9" draw:text-style-name="P7" draw:layer="layout" svg:width="3cm" svg:height="0.8cm" svg:x="11.6cm" svg:y="14.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4.774cm" svg:y="14.6cm">
          <draw:text-box>
            <text:p text:style-name="P5"><text:span text:style-name="T2">F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style-name="gr55" draw:text-style-name="P26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</text:span><text:span text:style-name="T3">ge </text:span><text:span text:style-name="T3">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</text:span><text:span text:style-name="T3">ge </text:span><text:span text:style-name="T3">cent</text:span><text:span text:style-name="T3">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</text:span><text:span text:style-name="T3">ge </text:span><text:span text:style-name="T3">right</text:span></text:p>
          </draw:text-box>
        </draw:frame>
        <draw:custom-shape draw:style-name="gr55" draw:text-style-name="P26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7" draw:layer="layout" svg:width="2.563cm" svg:height="0.762cm" svg:x="9.037cm" svg:y="12.139cm">
          <draw:text-box>
            <text:p text:style-name="P5"><text:span text:style-name="T12">Proj</text:span><text:span text:style-name="T12">ecto</text:span><text:span text:style-name="T12">r 1</text:span></text:p>
          </draw:text-box>
        </draw:frame>
        <draw:frame draw:name="Textfeld 13" draw:style-name="gr43" draw:text-style-name="P27" draw:layer="layout" svg:width="2.563cm" svg:height="0.762cm" svg:x="12.6cm" svg:y="12.838cm">
          <draw:text-box>
            <text:p text:style-name="P5"><text:span text:style-name="T12">Proj</text:span><text:span text:style-name="T12">ecto</text:span><text:span text:style-name="T12">r 2</text:span></text:p>
          </draw:text-box>
        </draw:frame>
        <draw:custom-shape draw:style-name="gr55" draw:text-style-name="P26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-1.48597332514797) translate (8.342cm 9.1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1.47166162528162) translate (18.162cm 9.81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5" draw:text-style-name="P26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5" draw:text-style-name="P26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2.93267674212607) translate (8cm 10.11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5" draw:text-style-name="P26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4" draw:layer="layout" svg:width="0.6cm" svg:height="0.6cm" svg:x="21.947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draw:layer="layout" svg:width="0.6cm" svg:height="0.6cm" svg:x="21.947cm" svg:y="2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Textfeld 13" draw:style-name="gr59" draw:text-style-name="P25" draw:layer="layout" svg:width="4.049cm" svg:height="0.762cm" svg:x="22.751cm" svg:y="1.338cm">
          <draw:text-box>
            <text:p text:style-name="P5"><text:span text:style-name="T6">Exte</text:span><text:span text:style-name="T6">nsio</text:span><text:span text:style-name="T6">n </text:span><text:span text:style-name="T6">reel </text:span><text:span text:style-name="T6">(3x)</text:span></text:p>
          </draw:text-box>
        </draw:frame>
        <draw:frame draw:name="Textfeld 13" draw:style-name="gr60" draw:text-style-name="P25" draw:layer="layout" svg:width="3.787cm" svg:height="0.762cm" svg:x="22.752cm" svg:y="2.138cm">
          <draw:text-box>
            <text:p text:style-name="P5"><text:span text:style-name="T6">Dist</text:span><text:span text:style-name="T6">ribut</text:span><text:span text:style-name="T6">er, </text:span><text:span text:style-name="T6">3-</text:span><text:span text:style-name="T6">way</text:span></text:p>
          </draw:text-box>
        </draw:frame>
        <draw:line draw:style-name="gr61" draw:text-style-name="P8" draw:layer="layout" svg:x1="21.947cm" svg:y1="3.499cm" svg:x2="22.753cm" svg:y2="3.499cm">
          <text:p/>
        </draw:line>
        <draw:frame draw:name="Textfeld 13" draw:style-name="gr52" draw:text-style-name="P25" draw:layer="layout" svg:width="3.291cm" svg:height="0.762cm" svg:x="22.753cm" svg:y="3.038cm">
          <draw:text-box>
            <text:p text:style-name="P5"><text:span text:style-name="T6">Cor</text:span><text:span text:style-name="T6">d</text:span></text:p>
          </draw:text-box>
        </draw:frame>
        <draw:line draw:style-name="gr61" draw:text-style-name="P8" draw:layer="layout" svg:x1="9.5cm" svg:y1="15.4cm" svg:x2="12.9cm" svg:y2="15.4cm">
          <text:p/>
        </draw:line>
        <draw:line draw:style-name="gr61" draw:text-style-name="P8" draw:layer="layout" svg:x1="9.453cm" svg:y1="15cm" svg:x2="12.453cm" svg:y2="15cm">
          <text:p/>
        </draw:line>
        <draw:line draw:style-name="gr61" draw:text-style-name="P8" draw:layer="layout" svg:x1="12.453cm" svg:y1="13.2cm" svg:x2="12.453cm" svg:y2="15cm">
          <text:p/>
        </draw:line>
        <draw:custom-shape draw:style-name="gr57" draw:text-style-name="P24" draw:layer="layout" svg:width="0.6cm" svg:height="0.6cm" svg:x="12.2cm" svg:y="1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8" draw:layer="layout" svg:x1="13cm" svg:y1="13cm" svg:x2="20cm" svg:y2="13cm">
          <text:p/>
        </draw:line>
        <draw:line draw:style-name="gr61" draw:text-style-name="P8" draw:layer="layout" svg:x1="5.953cm" svg:y1="7cm" svg:x2="5.953cm" svg:y2="13.2cm">
          <text:p/>
        </draw:line>
        <draw:custom-shape draw:style-name="gr62" draw:text-style-name="P24" draw:layer="layout" svg:width="0.6cm" svg:height="0.6cm" svg:x="19.6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20cm" svg:y1="6.8cm" svg:x2="20cm" svg:y2="9.453cm">
          <text:p/>
        </draw:line>
        <draw:line draw:style-name="gr61" draw:text-style-name="P8" draw:layer="layout" svg:x1="18.597cm" svg:y1="10.003cm" svg:x2="19.403cm" svg:y2="10.003cm">
          <text:p/>
        </draw:line>
        <draw:custom-shape draw:style-name="gr62" draw:text-style-name="P24" draw:layer="layout" svg:width="0.6cm" svg:height="0.6cm" svg:x="17.703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17.703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18.6cm" svg:y1="6.8cm" svg:x2="20cm" svg:y2="6.8cm">
          <text:p/>
        </draw:line>
        <draw:custom-shape draw:style-name="gr62" draw:text-style-name="P24" draw:layer="layout" svg:width="0.6cm" svg:height="0.6cm" svg:x="11.714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8.5cm" svg:y1="13cm" svg:x2="11.953cm" svg:y2="13cm">
          <text:p/>
        </draw:line>
        <draw:line draw:style-name="gr61" draw:text-style-name="P8" draw:layer="layout" svg:x1="8.5cm" svg:y1="10.8cm" svg:x2="8.5cm" svg:y2="11.513cm">
          <text:p/>
        </draw:line>
        <draw:line draw:style-name="gr61" draw:text-style-name="P8" draw:layer="layout" svg:x1="12cm" svg:y1="12.147cm" svg:x2="12cm" svg:y2="12.747cm">
          <text:p/>
        </draw:line>
        <draw:line draw:style-name="gr61" draw:text-style-name="P8" draw:layer="layout" svg:x1="5.906cm" svg:y1="13.2cm" svg:x2="11.906cm" svg:y2="13.2cm">
          <text:p/>
        </draw:line>
        <draw:custom-shape draw:style-name="gr62" draw:text-style-name="P24" draw:layer="layout" svg:width="0.6cm" svg:height="0.6cm" svg:x="5.2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20cm" svg:y1="10.6cm" svg:x2="20cm" svg:y2="13cm">
          <text:p/>
        </draw:line>
        <draw:custom-shape draw:style-name="gr62" draw:text-style-name="P24" draw:layer="layout" svg:width="0.6cm" svg:height="0.6cm" svg:x="8.2cm" svg:y="10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8.582cm" svg:y1="9.622cm" svg:x2="8.726cm" svg:y2="10.075cm">
          <text:p/>
        </draw:line>
        <draw:custom-shape draw:style-name="gr62" draw:text-style-name="P24" draw:layer="layout" svg:width="0.6cm" svg:height="0.6cm" svg:x="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8.5cm" svg:y1="12.006cm" svg:x2="8.5cm" svg:y2="12.966cm">
          <text:p/>
        </draw:line>
        <draw:custom-shape draw:style-name="gr62" draw:text-style-name="P24" draw:layer="layout" svg:width="0.6cm" svg:height="0.6cm" svg:x="7.837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7.307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13.2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13.901cm" svg:y="14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30" draw:layer="layout" svg:width="5.6cm" svg:height="1.8cm" svg:x="20.4cm" svg:y="5.6cm">
          <text:list text:style-name="L1">
            <text:list-item>
              <text:list>
                <text:list-item>
                  <text:p text:style-name="P29"><text:span text:style-name="T13">cord to top of lamp</text:span></text:p>
                </text:list-item>
                <text:list-item>
                  <text:p text:style-name="P29"><text:span text:style-name="T13">Distributer for LED and second distributer </text:span></text:p>
                </text:list-item>
                <text:list-item>
                  <text:p text:style-name="P29"><text:span text:style-name="T13">2nd distributer for 3x Accu LE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058.16818425281 6596.33536923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0" draw:layer="layout" svg:width="4.4cm" svg:height="1.8cm" svg:x="21cm" svg:y="9.2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cord to lamp</text:span></text:p>
                </text:list-item>
                <text:list-item>
                  <text:p text:style-name="P29"><text:span text:style-name="T13">Cord to 2nd distributer lamp, pa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896.93251533742 6608.32870627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5cm" svg:y="13.8cm">
          <text:list text:style-name="L1">
            <text:list-item>
              <text:p text:style-name="P29"><text:span text:style-name="T13">Two cords from source</text:span></text:p>
              <text:list>
                <text:list-item>
                  <text:p text:style-name="P29"><text:span text:style-name="T13">Cable to FOH</text:span></text:p>
                </text:list-item>
                <text:list-item>
                  <text:p text:style-name="P29"><text:span text:style-name="T13">reel to Projector 2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0.6cm" svg:height="0.6cm" svg:x="17.901cm" svg:y="9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30" draw:layer="layout" svg:width="4cm" svg:height="1.8cm" svg:x="16.2cm" svg:y="13.8cm">
          <text:list text:style-name="L1">
            <text:list-item>
              <text:p text:style-name="P29"><text:span text:style-name="T13">Light: 3 PCs</text:span></text:p>
            </text:list-item>
            <text:list-item>
              <text:p text:style-name="P29"><text:span text:style-name="T13">Audio: 1 PC, Mixer</text:span></text:p>
            </text:list-item>
          </text:list>
          <draw:enhanced-geometry svg:viewBox="0 0 21600 21600" draw:text-areas="800 800 20800 20800" draw:type="round-rectangular-callout" draw:modifiers="-3833.04173956511 8611.21599111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1" draw:text-style-name="P8" draw:layer="layout" svg:x1="8.7cm" svg:y1="11.94cm" svg:x2="9.506cm" svg:y2="11.94cm">
          <text:p/>
        </draw:line>
        <draw:custom-shape draw:style-name="gr62" draw:text-style-name="P24" draw:layer="layout" svg:width="0.6cm" svg:height="0.6cm" svg:x="7.838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30" draw:layer="layout" svg:width="4cm" svg:height="1.8cm" svg:x="3.2cm" svg:y="11.6cm">
          <text:list text:style-name="L1">
            <text:list-item>
              <text:p text:style-name="P29"><text:span text:style-name="T13">Distributer</text:span></text:p>
            </text:list-item>
            <text:list-item>
              <text:p text:style-name="P29"><text:span text:style-name="T13">1st to Projector 1</text:span></text:p>
            </text:list-item>
            <text:list-item>
              <text:p text:style-name="P29"><text:span text:style-name="T13">2nd top of lamp for LED</text:span></text:p>
            </text:list-item>
            <text:list-item>
              <text:p text:style-name="P29"><text:span text:style-name="T13">Cord to tree</text:span></text:p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1cm" svg:y="5.2cm">
          <text:list text:style-name="L1">
            <text:list-item>
              <text:p text:style-name="P29"><text:span text:style-name="T13">Distributer lamp</text:span></text:p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9.6cm" svg:y="8.8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PA</text:span></text:p>
                </text:list-item>
                <text:list-item>
                  <text:p text:style-name="P29"><text:span text:style-name="T13">LED 1 for tree</text:span></text:p>
                </text:list-item>
                <text:list-item>
                  <text:p text:style-name="P29"><text:span text:style-name="T13">Next distr.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115.02124468883 17042.5319267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7.6cm" svg:y="6.8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LED 2 for tree</text:span></text:p>
                </text:list-item>
                <text:list-item>
                  <text:p text:style-name="P29"><text:span text:style-name="T13">LED ground</text:span></text:p>
                </text:list-item>
                <text:list-item>
                  <text:p text:style-name="P29"><text:span text:style-name="T13">Next distr.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5485.0287428143 27200.8883953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1" draw:text-style-name="P8" draw:layer="layout" svg:x1="7.906cm" svg:y1="9.701cm" svg:x2="7.606cm" svg:y2="10.07cm">
          <text:p/>
        </draw:line>
        <draw:custom-shape draw:style-name="gr65" draw:text-style-name="P30" draw:layer="layout" svg:width="4cm" svg:height="1.8cm" svg:x="3cm" svg:y="8.4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Accu stage left</text:span></text:p>
                </text:list-item>
                <text:list-item>
                  <text:p text:style-name="P29"><text:span text:style-name="T13">Accu aerial strapes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23359.9600099975 20208.7729039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1" draw:layer="layout" svg:width="0.6cm" svg:height="0.6cm" svg:x="21.9cm" svg:y="3.8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name="Textfeld 13" draw:style-name="gr52" draw:text-style-name="P25" draw:layer="layout" svg:width="3.291cm" svg:height="0.762cm" svg:x="22.754cm" svg:y="3.738cm">
          <draw:text-box>
            <text:p text:style-name="P5"><text:span text:style-name="T6">Saf</text:span><text:span text:style-name="T6">ety</text:span></text:p>
          </draw:text-box>
        </draw:frame>
        <draw:custom-shape draw:style-name="gr66" draw:text-style-name="P31" draw:layer="layout" svg:width="0.6cm" svg:height="0.6cm" svg:x="17.6cm" svg:y="5.4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8.322cm" svg:y="5.401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9.044cm" svg:y="5.402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9.766cm" svg:y="5.403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2.288cm" svg:y="11.104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3.01cm" svg:y="11.105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3.732cm" svg:y="11.106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9.354cm" svg:y="11.107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9.376cm" svg:y="10.608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9.998cm" svg:y="11.109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0.02cm" svg:y="10.61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5.766cm" svg:y="5.403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6.488cm" svg:y="5.404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7" draw:text-style-name="P24" draw:layer="layout" svg:width="0.6cm" svg:height="0.6cm" svg:x="22cm" svg:y="4.6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name="Textfeld 13" draw:style-name="gr52" draw:text-style-name="P25" draw:layer="layout" svg:width="3.291cm" svg:height="0.762cm" svg:x="22.755cm" svg:y="4.438cm">
          <draw:text-box>
            <text:p text:style-name="P5"><text:span text:style-name="T6">Cla</text:span><text:span text:style-name="T6">mps</text:span></text:p>
          </draw:text-box>
        </draw:frame>
        <draw:custom-shape draw:style-name="gr68" draw:text-style-name="P24" draw:layer="layout" svg:width="0.6cm" svg:height="0.6cm" svg:x="17.6cm" svg:y="4.706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18.401cm" svg:y="4.70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19.202cm" svg:y="4.70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5.801cm" svg:y="4.70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6.502cm" svg:y="4.70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6.803cm" svg:y="9.109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6.604cm" svg:y="10.7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5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t</text:span><text:span text:style-name="T11">ag</text:span><text:span text:style-name="T11">e </text:span><text:span text:style-name="T11">– </text:span><text:span text:style-name="T11">D</text:span><text:span text:style-name="T11">M</text:span><text:span text:style-name="T11">X, </text:span><text:span text:style-name="T11">H</text:span><text:span text:style-name="T11">D</text:span><text:span text:style-name="T11">MI</text:span><text:span text:style-name="T11">, </text:span><text:span text:style-name="T11">XL</text:span><text:span text:style-name="T11">R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69" draw:text-style-name="P6" draw:layer="layout" svg:width="2.414cm" svg:height="0.8cm" svg:x="17.886cm" svg:y="7.8cm">
          <draw:text-box>
            <text:p text:style-name="P5"><text:span text:style-name="T2">Trip</text:span><text:span text:style-name="T2">od</text:span></text:p>
          </draw:text-box>
        </draw:frame>
        <draw:custom-shape draw:style-name="gr9" draw:text-style-name="P7" draw:layer="layout" svg:width="3cm" svg:height="0.8cm" svg:x="11.6cm" svg:y="14.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4.774cm" svg:y="14.6cm">
          <draw:text-box>
            <text:p text:style-name="P5"><text:span text:style-name="T2">F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style-name="gr70" draw:text-style-name="P26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</text:span><text:span text:style-name="T3">ge </text:span><text:span text:style-name="T3">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</text:span><text:span text:style-name="T3">ge </text:span><text:span text:style-name="T3">cent</text:span><text:span text:style-name="T3">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</text:span><text:span text:style-name="T3">ge </text:span><text:span text:style-name="T3">right</text:span></text:p>
          </draw:text-box>
        </draw:frame>
        <draw:custom-shape draw:style-name="gr71" draw:text-style-name="P26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7" draw:layer="layout" svg:width="2.563cm" svg:height="0.762cm" svg:x="9.037cm" svg:y="12.139cm">
          <draw:text-box>
            <text:p text:style-name="P5"><text:span text:style-name="T12">Proj</text:span><text:span text:style-name="T12">ecto</text:span><text:span text:style-name="T12">r 1</text:span></text:p>
          </draw:text-box>
        </draw:frame>
        <draw:frame draw:name="Textfeld 13" draw:style-name="gr43" draw:text-style-name="P27" draw:layer="layout" svg:width="2.563cm" svg:height="0.762cm" svg:x="12.6cm" svg:y="12.838cm">
          <draw:text-box>
            <text:p text:style-name="P5"><text:span text:style-name="T12">Proj</text:span><text:span text:style-name="T12">ecto</text:span><text:span text:style-name="T12">r 2</text:span></text:p>
          </draw:text-box>
        </draw:frame>
        <draw:custom-shape draw:style-name="gr70" draw:text-style-name="P26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482932604026831) translate (7.805cm 9.89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508414411105948) translate (7.144cm 9.9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72" draw:text-style-name="P28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3" draw:text-style-name="P26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0" draw:text-style-name="P26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282cm 9.4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0" draw:text-style-name="P26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8" draw:layer="layout" svg:x1="22cm" svg:y1="1.661cm" svg:x2="22.806cm" svg:y2="1.661cm">
          <text:p/>
        </draw:line>
        <draw:frame draw:name="Textfeld 13" draw:style-name="gr52" draw:text-style-name="P25" draw:layer="layout" svg:width="3.291cm" svg:height="0.762cm" svg:x="22.806cm" svg:y="1.2cm">
          <draw:text-box>
            <text:p text:style-name="P5"><text:span text:style-name="T6">DM</text:span><text:span text:style-name="T6">X</text:span></text:p>
          </draw:text-box>
        </draw:frame>
        <draw:line draw:style-name="gr74" draw:text-style-name="P8" draw:layer="layout" svg:x1="12.453cm" svg:y1="12.6cm" svg:x2="12.453cm" svg:y2="15cm">
          <text:p/>
        </draw:line>
        <draw:line draw:style-name="gr75" draw:text-style-name="P8" draw:layer="layout" svg:x1="22.027cm" svg:y1="2.261cm" svg:x2="22.833cm" svg:y2="2.261cm">
          <text:p/>
        </draw:line>
        <draw:frame draw:name="Textfeld 13" draw:style-name="gr52" draw:text-style-name="P25" draw:layer="layout" svg:width="3.291cm" svg:height="0.762cm" svg:x="22.833cm" svg:y="1.8cm">
          <draw:text-box>
            <text:p text:style-name="P5"><text:span text:style-name="T6">XLR</text:span></text:p>
          </draw:text-box>
        </draw:frame>
        <draw:line draw:style-name="gr76" draw:text-style-name="P8" draw:layer="layout" svg:x1="22.027cm" svg:y1="2.762cm" svg:x2="22.833cm" svg:y2="2.762cm">
          <text:p/>
        </draw:line>
        <draw:frame draw:name="Textfeld 13" draw:style-name="gr52" draw:text-style-name="P25" draw:layer="layout" svg:width="3.291cm" svg:height="0.762cm" svg:x="22.833cm" svg:y="2.4cm">
          <draw:text-box>
            <text:p text:style-name="P5"><text:span text:style-name="T6">HD</text:span><text:span text:style-name="T6">MI</text:span></text:p>
          </draw:text-box>
        </draw:frame>
        <draw:line draw:style-name="gr74" draw:text-style-name="P8" draw:layer="layout" svg:x1="12.6cm" svg:y1="12.6cm" svg:x2="13.8cm" svg:y2="12.6cm">
          <text:p/>
        </draw:line>
        <draw:frame draw:style-name="gr77" draw:text-style-name="P32" draw:layer="layout" svg:width="0.891cm" svg:height="0.645cm" svg:x="12cm" svg:y="14.955cm">
          <draw:text-box>
            <text:p><text:span text:style-name="T14">15</text:span></text:p>
          </draw:text-box>
        </draw:frame>
        <draw:line draw:style-name="gr74" draw:text-style-name="P8" draw:layer="layout" svg:x1="8.4cm" svg:y1="12.867cm" svg:x2="14cm" svg:y2="12.838cm">
          <text:p/>
        </draw:line>
        <draw:frame draw:style-name="gr77" draw:text-style-name="P32" draw:layer="layout" svg:width="0.891cm" svg:height="0.645cm" svg:x="12.909cm" svg:y="11.755cm">
          <draw:text-box>
            <text:p><text:span text:style-name="T14">2</text:span></text:p>
          </draw:text-box>
        </draw:frame>
        <draw:frame draw:style-name="gr77" draw:text-style-name="P32" draw:layer="layout" svg:width="0.891cm" svg:height="0.645cm" svg:x="10.332cm" svg:y="12.855cm">
          <draw:text-box>
            <text:p><text:span text:style-name="T14">20</text:span></text:p>
          </draw:text-box>
        </draw:frame>
        <draw:line draw:style-name="gr74" draw:text-style-name="P8" draw:layer="layout" svg:x1="8.437cm" svg:y1="11.719cm" svg:x2="8.437cm" svg:y2="12.959cm">
          <text:p/>
        </draw:line>
        <draw:line draw:style-name="gr74" draw:text-style-name="P8" draw:layer="layout" svg:x1="8.783cm" svg:y1="11.503cm" svg:x2="8.8cm" svg:y2="12.303cm">
          <text:p/>
        </draw:line>
        <draw:line draw:style-name="gr74" draw:text-style-name="P8" draw:layer="layout" svg:x1="9.084cm" svg:y1="11.154cm" svg:x2="9.101cm" svg:y2="11.954cm">
          <text:p/>
        </draw:line>
        <draw:frame draw:style-name="gr77" draw:text-style-name="P32" draw:layer="layout" svg:width="0.891cm" svg:height="0.645cm" svg:x="9.101cm" svg:y="11.211cm">
          <draw:text-box>
            <text:p><text:span text:style-name="T14">1</text:span></text:p>
          </draw:text-box>
        </draw:frame>
        <draw:frame draw:style-name="gr77" draw:text-style-name="P32" draw:layer="layout" svg:width="0.891cm" svg:height="0.645cm" svg:x="8.71cm" svg:y="11.856cm">
          <draw:text-box>
            <text:p><text:span text:style-name="T14">1</text:span></text:p>
          </draw:text-box>
        </draw:frame>
        <draw:line draw:style-name="gr74" draw:text-style-name="P8" draw:layer="layout" svg:x1="8.437cm" svg:y1="10.072cm" svg:x2="8.437cm" svg:y2="11.312cm">
          <text:p/>
        </draw:line>
        <draw:frame draw:style-name="gr77" draw:text-style-name="P32" draw:layer="layout" svg:width="0.891cm" svg:height="0.645cm" svg:x="8.309cm" svg:y="10.279cm">
          <draw:text-box>
            <text:p><text:span text:style-name="T14">10</text:span></text:p>
          </draw:text-box>
        </draw:frame>
        <draw:frame draw:style-name="gr77" draw:text-style-name="P32" draw:layer="layout" svg:width="0.891cm" svg:height="0.645cm" svg:x="9.102cm" svg:y="9.512cm">
          <draw:text-box>
            <text:p><text:span text:style-name="T14">2</text:span></text:p>
          </draw:text-box>
        </draw:frame>
        <draw:line draw:style-name="gr74" draw:text-style-name="P8" draw:layer="layout" svg:x1="9.184cm" svg:y1="9.854cm" svg:x2="9.201cm" svg:y2="10.654cm">
          <text:p/>
        </draw:line>
        <draw:line draw:style-name="gr74" draw:text-style-name="P8" draw:layer="layout" svg:x1="7.6cm" svg:y1="9.703cm" svg:x2="8.8cm" svg:y2="9.703cm">
          <text:p/>
        </draw:line>
        <draw:frame draw:style-name="gr77" draw:text-style-name="P32" draw:layer="layout" svg:width="0.891cm" svg:height="0.645cm" svg:x="7.703cm" svg:y="9.013cm">
          <draw:text-box>
            <text:p><text:span text:style-name="T14">5</text:span></text:p>
          </draw:text-box>
        </draw:frame>
        <draw:line draw:style-name="gr74" draw:text-style-name="P8" draw:layer="layout" svg:x1="7.2cm" svg:y1="10.2cm" svg:x2="8.153cm" svg:y2="10.2cm">
          <text:p/>
        </draw:line>
        <draw:frame draw:style-name="gr77" draw:text-style-name="P32" draw:layer="layout" svg:width="0.891cm" svg:height="0.645cm" svg:x="7.61cm" svg:y="9.656cm">
          <draw:text-box>
            <text:p><text:span text:style-name="T14">2</text:span></text:p>
          </draw:text-box>
        </draw:frame>
        <draw:line draw:style-name="gr74" draw:text-style-name="P8" draw:layer="layout" svg:x1="7.285cm" svg:y1="10.505cm" svg:x2="7.302cm" svg:y2="11.305cm">
          <text:p/>
        </draw:line>
        <draw:frame draw:style-name="gr77" draw:text-style-name="P32" draw:layer="layout" svg:width="0.891cm" svg:height="0.645cm" svg:x="6.604cm" svg:y="10.714cm">
          <draw:text-box>
            <text:p><text:span text:style-name="T14">5</text:span></text:p>
          </draw:text-box>
        </draw:frame>
        <draw:line draw:style-name="gr74" draw:text-style-name="P8" draw:layer="layout" svg:x1="7.654cm" svg:y1="10.9cm" svg:x2="8.154cm" svg:y2="10.9cm">
          <text:p/>
        </draw:line>
        <draw:line draw:style-name="gr74" draw:text-style-name="P8" draw:layer="layout" svg:x1="8.137cm" svg:y1="10.925cm" svg:x2="8.137cm" svg:y2="13.025cm">
          <text:p/>
        </draw:line>
        <draw:line draw:style-name="gr74" draw:text-style-name="P8" draw:layer="layout" svg:x1="5.9cm" svg:y1="13cm" svg:x2="8.1cm" svg:y2="13cm">
          <text:p/>
        </draw:line>
        <draw:line draw:style-name="gr74" draw:text-style-name="P8" draw:layer="layout" svg:x1="5.937cm" svg:y1="10.2cm" svg:x2="5.937cm" svg:y2="12.978cm">
          <text:p/>
        </draw:line>
        <draw:frame draw:style-name="gr77" draw:text-style-name="P32" draw:layer="layout" svg:width="0.891cm" svg:height="0.645cm" svg:x="6.509cm" svg:y="13cm">
          <draw:text-box>
            <text:p><text:span text:style-name="T14">20</text:span></text:p>
          </draw:text-box>
        </draw:frame>
        <draw:line draw:style-name="gr74" draw:text-style-name="P8" draw:layer="layout" svg:x1="5.9cm" svg:y1="6.4cm" svg:x2="5.9cm" svg:y2="9.831cm">
          <text:p/>
        </draw:line>
        <draw:frame draw:style-name="gr77" draw:text-style-name="P32" draw:layer="layout" svg:width="0.891cm" svg:height="0.645cm" svg:x="5.2cm" svg:y="6.755cm">
          <draw:text-box>
            <text:p><text:span text:style-name="T14">20</text:span></text:p>
          </draw:text-box>
        </draw:frame>
        <draw:frame draw:style-name="gr77" draw:text-style-name="P32" draw:layer="layout" svg:width="0.891cm" svg:height="0.645cm" svg:x="5.509cm" svg:y="5cm">
          <draw:text-box>
            <text:p><text:span text:style-name="T14">1</text:span></text:p>
          </draw:text-box>
        </draw:frame>
        <draw:frame draw:style-name="gr77" draw:text-style-name="P32" draw:layer="layout" svg:width="0.891cm" svg:height="0.645cm" svg:x="18.109cm" svg:y="5.155cm">
          <draw:text-box>
            <text:p><text:span text:style-name="T14">1</text:span></text:p>
          </draw:text-box>
        </draw:frame>
        <draw:line draw:style-name="gr74" draw:text-style-name="P8" draw:layer="layout" svg:x1="5.356cm" svg:y1="5.645cm" svg:x2="6.309cm" svg:y2="5.645cm">
          <text:p/>
        </draw:line>
        <draw:line draw:style-name="gr74" draw:text-style-name="P8" draw:layer="layout" svg:x1="6.6cm" svg:y1="5.645cm" svg:x2="7.553cm" svg:y2="5.645cm">
          <text:p/>
        </draw:line>
        <draw:line draw:style-name="gr74" draw:text-style-name="P8" draw:layer="layout" svg:x1="5.4cm" svg:y1="5.969cm" svg:x2="5.4cm" svg:y2="13.6cm">
          <text:p/>
        </draw:line>
        <draw:line draw:style-name="gr74" draw:text-style-name="P8" draw:layer="layout" svg:x1="5.8cm" svg:y1="13.629cm" svg:x2="18.2cm" svg:y2="13.6cm">
          <text:p/>
        </draw:line>
        <draw:frame draw:style-name="gr77" draw:text-style-name="P32" draw:layer="layout" svg:width="0.891cm" svg:height="0.645cm" svg:x="17.109cm" svg:y="13.11cm">
          <draw:text-box>
            <text:p><text:span text:style-name="T14">20</text:span></text:p>
          </draw:text-box>
        </draw:frame>
        <draw:line draw:style-name="gr74" draw:text-style-name="P8" draw:layer="layout" svg:x1="18.4cm" svg:y1="13.6cm" svg:x2="19.8cm" svg:y2="13.6cm">
          <text:p/>
        </draw:line>
        <draw:line draw:style-name="gr74" draw:text-style-name="P8" draw:layer="layout" svg:x1="19.8cm" svg:y1="10cm" svg:x2="19.8cm" svg:y2="13.6cm">
          <text:p/>
        </draw:line>
        <draw:frame draw:style-name="gr77" draw:text-style-name="P32" draw:layer="layout" svg:width="0.891cm" svg:height="0.645cm" svg:x="19.661cm" svg:y="12.155cm">
          <draw:text-box>
            <text:p><text:span text:style-name="T14">20</text:span></text:p>
          </draw:text-box>
        </draw:frame>
        <draw:line draw:style-name="gr74" draw:text-style-name="P8" draw:layer="layout" svg:x1="18.176cm" svg:y1="6.6cm" svg:x2="19.8cm" svg:y2="6.6cm">
          <text:p/>
        </draw:line>
        <draw:line draw:style-name="gr76" draw:text-style-name="P8" draw:layer="layout" svg:x1="12.649cm" svg:y1="14.935cm" svg:x2="12.649cm" svg:y2="12.935cm">
          <text:p/>
        </draw:line>
        <draw:line draw:style-name="gr76" draw:text-style-name="P8" draw:layer="layout" svg:x1="12.653cm" svg:y1="13cm" svg:x2="13.853cm" svg:y2="13cm">
          <text:p/>
        </draw:line>
        <draw:frame draw:style-name="gr77" draw:text-style-name="P33" draw:layer="layout" svg:width="0.891cm" svg:height="0.645cm" svg:x="12.469cm" svg:y="13.598cm">
          <draw:text-box>
            <text:p><text:span text:style-name="T15">20</text:span></text:p>
          </draw:text-box>
        </draw:frame>
        <draw:line draw:style-name="gr76" draw:text-style-name="P8" draw:layer="layout" svg:x1="12.249cm" svg:y1="14.988cm" svg:x2="12.249cm" svg:y2="12.6cm">
          <text:p/>
        </draw:line>
        <draw:line draw:style-name="gr76" draw:text-style-name="P8" draw:layer="layout" svg:x1="8.6cm" svg:y1="12.618cm" svg:x2="12.314cm" svg:y2="12.6cm">
          <text:p/>
        </draw:line>
        <draw:line draw:style-name="gr76" draw:text-style-name="P8" draw:layer="layout" svg:x1="8.6cm" svg:y1="12.6cm" svg:x2="8.6cm" svg:y2="12cm">
          <text:p/>
        </draw:line>
        <draw:line draw:style-name="gr76" draw:text-style-name="P8" draw:layer="layout" svg:x1="8.583cm" svg:y1="12cm" svg:x2="9.783cm" svg:y2="12cm">
          <text:p/>
        </draw:line>
        <draw:frame draw:style-name="gr77" draw:text-style-name="P33" draw:layer="layout" svg:width="0.891cm" svg:height="0.645cm" svg:x="9.937cm" svg:y="11.755cm">
          <draw:text-box>
            <text:p><text:span text:style-name="T15">30</text:span></text:p>
          </draw:text-box>
        </draw:frame>
        <draw:line draw:style-name="gr75" draw:text-style-name="P8" draw:layer="layout" svg:x1="8.3cm" svg:y1="10.6cm" svg:x2="8.3cm" svg:y2="13.9cm">
          <text:p/>
        </draw:line>
        <draw:line draw:style-name="gr75" draw:text-style-name="P8" draw:layer="layout" svg:x1="8.352cm" svg:y1="13.818cm" svg:x2="12.066cm" svg:y2="13.8cm">
          <text:p/>
        </draw:line>
        <draw:line draw:style-name="gr75" draw:text-style-name="P8" draw:layer="layout" svg:x1="12.066cm" svg:y1="13.8cm" svg:x2="12.066cm" svg:y2="14.9cm">
          <text:p/>
        </draw:line>
        <draw:frame draw:style-name="gr77" draw:text-style-name="P34" draw:layer="layout" svg:width="0.891cm" svg:height="0.645cm" svg:x="10.2cm" svg:y="13.818cm">
          <draw:text-box>
            <text:p><text:span text:style-name="T16">30</text:span></text:p>
          </draw:text-box>
        </draw:frame>
        <draw:line draw:style-name="gr75" draw:text-style-name="P8" draw:layer="layout" svg:x1="13.2cm" svg:y1="13.818cm" svg:x2="20.6cm" svg:y2="13.8cm">
          <text:p/>
        </draw:line>
        <draw:line draw:style-name="gr75" draw:text-style-name="P8" draw:layer="layout" svg:x1="13.2cm" svg:y1="13.8cm" svg:x2="13.2cm" svg:y2="14.9cm">
          <text:p/>
        </draw:line>
        <draw:line draw:style-name="gr75" draw:text-style-name="P8" draw:layer="layout" svg:x1="20.6cm" svg:y1="10.518cm" svg:x2="20.6cm" svg:y2="13.818cm">
          <text:p/>
        </draw:line>
        <draw:line draw:style-name="gr75" draw:text-style-name="P8" draw:layer="layout" svg:x1="18.8cm" svg:y1="10.618cm" svg:x2="20.6cm" svg:y2="10.6cm">
          <text:p/>
        </draw:line>
        <draw:frame draw:style-name="gr77" draw:text-style-name="P34" draw:layer="layout" svg:width="0.891cm" svg:height="0.645cm" svg:x="20.709cm" svg:y="12.955cm">
          <draw:text-box>
            <text:p><text:span text:style-name="T16">30</text:span></text:p>
          </draw:text-box>
        </draw:frame>
        <draw:frame draw:style-name="gr77" draw:text-style-name="P32" draw:layer="layout" svg:width="0.891cm" svg:height="0.645cm" svg:x="17.371cm" svg:y="5.4cm">
          <draw:text-box>
            <text:p><text:span text:style-name="T14">1</text:span></text:p>
          </draw:text-box>
        </draw:frame>
        <draw:frame draw:style-name="gr77" draw:text-style-name="P32" draw:layer="layout" svg:width="0.891cm" svg:height="0.645cm" svg:x="6.363cm" svg:y="5.027cm">
          <draw:text-box>
            <text:p><text:span text:style-name="T14">1</text:span></text:p>
          </draw:text-box>
        </draw:frame>
        <draw:line draw:style-name="gr74" draw:text-style-name="P8" draw:layer="layout" svg:x1="17.4cm" svg:y1="6cm" svg:x2="18.353cm" svg:y2="6cm">
          <text:p/>
        </draw:line>
        <draw:line draw:style-name="gr74" draw:text-style-name="P8" draw:layer="layout" svg:x1="18.2cm" svg:y1="5.8cm" svg:x2="19.153cm" svg:y2="5.8cm">
          <text:p/>
        </draw:line>
        <draw:frame draw:name="Textfeld 13" draw:style-name="gr78" draw:text-style-name="P25" draw:layer="layout" svg:width="3.77cm" svg:height="8.874cm" svg:x="21.909cm" svg:y="4.4cm">
          <draw:text-box>
            <text:p text:style-name="P5"><text:span text:style-name="T6">Esti</text:span><text:span text:style-name="T6">mati</text:span><text:span text:style-name="T6">on </text:span><text:span text:style-name="T6">leng</text:span><text:span text:style-name="T6">th</text:span></text:p>
            <text:p text:style-name="P5"><text:span text:style-name="T6"/></text:p>
            <text:p text:style-name="P5"><text:span text:style-name="T17">DM</text:span><text:span text:style-name="T17">X:</text:span></text:p>
            <text:p text:style-name="P5"><text:span text:style-name="T5">7x 1 </text:span><text:span text:style-name="T5">m</text:span></text:p>
            <text:p text:style-name="P5"><text:span text:style-name="T5">3x 2 </text:span><text:span text:style-name="T5">m</text:span></text:p>
            <text:p text:style-name="P5"><text:span text:style-name="T5">2x </text:span><text:span text:style-name="T5">5m</text:span></text:p>
            <text:p text:style-name="P5"><text:span text:style-name="T5">1x </text:span><text:span text:style-name="T5">10 </text:span><text:span text:style-name="T5">m</text:span></text:p>
            <text:p text:style-name="P5"><text:span text:style-name="T5">1x </text:span><text:span text:style-name="T5">15 </text:span><text:span text:style-name="T5">m</text:span></text:p>
            <text:p text:style-name="P5"><text:span text:style-name="T5">6x </text:span><text:span text:style-name="T5">20 </text:span><text:span text:style-name="T5">m</text:span></text:p>
            <text:p text:style-name="P5"><text:span text:style-name="T17"/></text:p>
            <text:p text:style-name="P5"><text:span text:style-name="T17">XLR</text:span></text:p>
            <text:p text:style-name="P5"><text:span text:style-name="T5">2x </text:span><text:span text:style-name="T5">30 </text:span><text:span text:style-name="T5">m</text:span></text:p>
            <text:p text:style-name="P5"><text:span text:style-name="T5"/></text:p>
            <text:p text:style-name="P5"><text:span text:style-name="T17"/></text:p>
            <text:p text:style-name="P5"><text:span text:style-name="T17">HD</text:span><text:span text:style-name="T17">MI:</text:span></text:p>
            <text:p text:style-name="P5"><text:span text:style-name="T5">1x </text:span><text:span text:style-name="T5">20 </text:span><text:span text:style-name="T5">m</text:span></text:p>
            <text:p text:style-name="P5"><text:span text:style-name="T5">1x </text:span><text:span text:style-name="T5">30 </text:span><text:span text:style-name="T5">m</text:span></text:p>
          </draw:text-box>
        </draw:frame>
        <draw:frame draw:style-name="gr77" draw:text-style-name="P32" draw:layer="layout" svg:width="0.891cm" svg:height="0.645cm" svg:x="18.736cm" svg:y="4.982cm">
          <draw:text-box>
            <text:p><text:span text:style-name="T14">1</text:span></text:p>
          </draw:text-box>
        </draw:frame>
        <draw:line draw:style-name="gr74" draw:text-style-name="P8" draw:layer="layout" svg:x1="18.827cm" svg:y1="5.627cm" svg:x2="19.78cm" svg:y2="5.627cm">
          <text:p/>
        </draw:line>
        <draw:line draw:style-name="gr74" draw:text-style-name="P8" draw:layer="layout" svg:x1="18.229cm" svg:y1="10.1cm" svg:x2="19.853cm" svg:y2="10.1cm">
          <text:p/>
        </draw:line>
        <draw:custom-shape draw:style-name="gr70" draw:text-style-name="P26" draw:layer="layout" svg:width="0.4cm" svg:height="0.6cm" draw:transform="rotate (-1.48597332514797) translate (8.347cm 9.07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1.47166162528162) translate (18.167cm 9.78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8" draw:layer="layout" svg:x1="18.176cm" svg:y1="9.841cm" svg:x2="19.8cm" svg:y2="9.841cm">
          <text:p/>
        </draw:line>
        <draw:line draw:style-name="gr74" draw:text-style-name="P8" draw:layer="layout" svg:x1="19.8cm" svg:y1="6.653cm" svg:x2="19.8cm" svg:y2="9.853cm">
          <text:p/>
        </draw:line>
        <draw:frame draw:style-name="gr77" draw:text-style-name="P32" draw:layer="layout" svg:width="0.891cm" svg:height="0.645cm" svg:x="19.662cm" svg:y="9.056cm">
          <draw:text-box>
            <text:p><text:span text:style-name="T14">20</text:span></text:p>
          </draw:text-box>
        </draw:frame>
        <draw:custom-shape draw:style-name="gr79" draw:text-style-name="P30" draw:layer="layout" svg:width="1cm" svg:height="1cm" svg:x="6.2cm" svg:y="8.703cm">
          <text:p text:style-name="P29"><text:span text:style-name="T13">CR</text:span></text:p>
          <draw:enhanced-geometry svg:viewBox="0 0 21600 21600" draw:text-areas="800 800 20800 20800" draw:type="round-rectangular-callout" draw:modifiers="25570.4295704296 29152.4475524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30" draw:layer="layout" svg:width="1cm" svg:height="1cm" svg:x="7.8cm" svg:y="7.8cm">
          <text:p text:style-name="P29"><text:span text:style-name="T13">CR</text:span></text:p>
          <draw:enhanced-geometry svg:viewBox="0 0 21600 21600" draw:text-areas="800 800 20800 20800" draw:type="round-rectangular-callout" draw:modifiers="7120.87912087912 29432.967032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6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3">
        <office:forms form:automatic-focus="false" form:apply-design-mode="false"/>
        <draw:frame draw:name="Textfeld 1" draw:style-name="gr80" draw:text-style-name="P2" draw:layer="layout" svg:width="11.631cm" svg:height="0.99cm" svg:x="1.601cm" svg:y="0.4cm">
          <draw:text-box>
            <text:p text:style-name="P1"><text:span text:style-name="T1">St</text:span><text:span text:style-name="T1">ag</text:span><text:span text:style-name="T1">e </text:span><text:span text:style-name="T1">– </text:span><text:span text:style-name="T1">Ca</text:span><text:span text:style-name="T1">ble </text:span><text:span text:style-name="T1">bri</text:span><text:span text:style-name="T1">dg</text:span><text:span text:style-name="T1">es, </text:span><text:span text:style-name="T1">pr</text:span><text:span text:style-name="T1">oje</text:span><text:span text:style-name="T1">cto</text:span><text:span text:style-name="T1">r </text:span><text:span text:style-name="T1">sta</text:span><text:span text:style-name="T1">nd</text:span><text:span text:style-name="T1">s</text:span></text:p>
          </draw:text-box>
        </draw:frame>
        <draw:custom-shape draw:name="Rechteck 3" draw:style-name="gr2" draw:text-style-name="P3" draw:layer="layout" svg:width="13.525cm" svg:height="4.582cm" svg:x="5.436cm" svg:y="6.818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5.436cm" svg:y="11.735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8.573cm" svg:y="7.1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1" draw:style-name="gr21" draw:text-style-name="P6" draw:layer="layout" svg:width="2.371cm" svg:height="1.795cm" svg:x="18.961cm" svg:y="12.049cm">
          <draw:text-box>
            <text:p text:style-name="P5"><text:span text:style-name="T5">Aud</text:span><text:span text:style-name="T5">ienc</text:span><text:span text:style-name="T5">e</text:span></text:p>
          </draw:text-box>
        </draw:frame>
        <draw:frame draw:name="Textfeld 13" draw:style-name="gr5" draw:text-style-name="P6" draw:layer="layout" svg:width="1.626cm" svg:height="0.769cm" svg:x="7.8cm" svg:y="6.049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0.9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198cm" svg:y="6.0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3.5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3.798cm" svg:y="6.0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6.6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898cm" svg:y="6.052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6.5cm" svg:y="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6" draw:layer="layout" svg:width="1.626cm" svg:height="0.762cm" svg:x="5.374cm" svg:y="12.2cm">
          <draw:text-box>
            <text:p text:style-name="P5"><text:span text:style-name="T2">Tree</text:span></text:p>
          </draw:text-box>
        </draw:frame>
        <draw:frame draw:name="Textfeld 13" draw:style-name="gr5" draw:text-style-name="P25" draw:layer="layout" svg:width="1.626cm" svg:height="0.769cm" svg:x="19.2cm" svg:y="5.972cm">
          <draw:text-box>
            <text:p text:style-name="P5"><text:span text:style-name="T6">Sta</text:span><text:span text:style-name="T6">ge</text:span></text:p>
          </draw:text-box>
        </draw:frame>
        <draw:custom-shape draw:name="Ellipse 5" draw:style-name="gr6" draw:text-style-name="P4" draw:layer="layout" svg:width="1.6cm" svg:height="1.6cm" svg:x="17.103cm" svg:y="12.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6" draw:layer="layout" svg:width="1.626cm" svg:height="0.762cm" svg:x="15.8cm" svg:y="12.438cm">
          <draw:text-box>
            <text:p text:style-name="P5"><text:span text:style-name="T2">Tree</text:span></text:p>
          </draw:text-box>
        </draw:frame>
        <draw:custom-shape draw:name="Gleichschenkliges Dreieck 7" draw:style-name="gr7" draw:text-style-name="P4" draw:layer="layout" svg:width="1.797cm" svg:height="1.549cm" svg:x="15.796cm" svg:y="9.6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186cm" svg:y="9.4cm">
          <draw:text-box>
            <text:p text:style-name="P5"><text:span text:style-name="T2">Trip</text:span><text:span text:style-name="T2">od</text:span></text:p>
          </draw:text-box>
        </draw:frame>
        <draw:connector draw:name="Gerade Verbindung mit Pfeil 25" draw:style-name="gr22" draw:text-style-name="P17" draw:layer="layout" draw:type="line" svg:x1="26.4cm" svg:y1="15.119cm" svg:x2="26.4cm" svg:y2="6.819cm" svg:d="M26400 15119v-8300" svg:viewBox="0 0 1 8301">
          <text:p/>
        </draw:connector>
        <draw:connector draw:name="Gerade Verbindung mit Pfeil 32" draw:style-name="gr23" draw:text-style-name="P17" draw:layer="layout" draw:type="line" svg:x1="21.206cm" svg:y1="7.419cm" svg:x2="21.213cm" svg:y2="6.819cm" svg:d="M21206 7419l7-600" svg:viewBox="0 0 8 601">
          <text:p/>
        </draw:connector>
        <draw:custom-shape draw:name="Ellipse 5" draw:style-name="gr11" draw:text-style-name="P4" draw:layer="layout" svg:width="0.327cm" svg:height="0.327cm" svg:x="5.973cm" svg:y="8.2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4.8cm" svg:y="8.248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7.476cm" svg:y="8.71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074cm" svg:y="8.483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7.673cm" svg:y="13.9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6.5cm" svg:y="14.146cm">
          <draw:text-box>
            <text:p text:style-name="P5"><text:span text:style-name="T2">Lam</text:span><text:span text:style-name="T2">p</text:span></text:p>
          </draw:text-box>
        </draw:frame>
        <draw:connector draw:name="Gerade Verbindung mit Pfeil 32" draw:style-name="gr23" draw:text-style-name="P17" draw:layer="layout" draw:type="line" svg:x1="22.4cm" svg:y1="8.919cm" svg:x2="22.407cm" svg:y2="6.819cm" svg:d="M22400 8919l7-2100" svg:viewBox="0 0 8 2101">
          <text:p/>
        </draw:connector>
        <draw:connector draw:name="Gerade Verbindung mit Pfeil 32" draw:style-name="gr23" draw:text-style-name="P17" draw:layer="layout" draw:type="line" svg:x1="23.7cm" svg:y1="12.3cm" svg:x2="23.7cm" svg:y2="6.8cm" svg:d="M23700 12300v-5500" svg:viewBox="0 0 1 5501">
          <text:p/>
        </draw:connector>
        <draw:connector draw:name="Gerade Verbindung mit Pfeil 32" draw:style-name="gr23" draw:text-style-name="P17" draw:layer="layout" draw:type="line" svg:x1="24.6cm" svg:y1="13.921cm" svg:x2="24.6cm" svg:y2="6.821cm" svg:d="M24600 13921v-7100" svg:viewBox="0 0 1 7101">
          <text:p/>
        </draw:connector>
        <draw:connector draw:name="Gerade Verbindung mit Pfeil 32" draw:style-name="gr23" draw:text-style-name="P17" draw:layer="layout" draw:type="line" svg:x1="4.262cm" svg:y1="8.344cm" svg:x2="4.269cm" svg:y2="6.82cm" svg:d="M4262 8344l7-1524" svg:viewBox="0 0 8 1525">
          <text:p/>
        </draw:connector>
        <draw:line draw:style-name="gr24" draw:text-style-name="P8" draw:layer="layout" svg:x1="4.262cm" svg:y1="8.344cm" svg:x2="5.862cm" svg:y2="8.339cm">
          <text:p/>
        </draw:line>
        <draw:line draw:style-name="gr24" draw:text-style-name="P8" draw:layer="layout" svg:x1="18.964cm" svg:y1="6.746cm" svg:x2="26.364cm" svg:y2="6.741cm">
          <text:p/>
        </draw:line>
        <draw:line draw:style-name="gr24" draw:text-style-name="P8" draw:layer="layout" svg:x1="17.163cm" svg:y1="7.445cm" svg:x2="21.263cm" svg:y2="7.44cm">
          <text:p/>
        </draw:line>
        <draw:line draw:style-name="gr24" draw:text-style-name="P8" draw:layer="layout" svg:x1="17.764cm" svg:y1="8.846cm" svg:x2="22.464cm" svg:y2="8.841cm">
          <text:p/>
        </draw:line>
        <draw:line draw:style-name="gr24" draw:text-style-name="P8" draw:layer="layout" svg:x1="17.865cm" svg:y1="12.247cm" svg:x2="23.765cm" svg:y2="12.242cm">
          <text:p/>
        </draw:line>
        <draw:line draw:style-name="gr24" draw:text-style-name="P8" draw:layer="layout" svg:x1="17.866cm" svg:y1="13.948cm" svg:x2="24.666cm" svg:y2="13.943cm">
          <text:p/>
        </draw:line>
        <draw:line draw:style-name="gr24" draw:text-style-name="P8" draw:layer="layout" svg:x1="19.066cm" svg:y1="15.148cm" svg:x2="26.366cm" svg:y2="15.143cm">
          <text:p/>
        </draw:line>
        <draw:connector draw:name="Gerade Verbindung mit Pfeil 32" draw:style-name="gr23" draw:text-style-name="P17" draw:layer="layout" draw:type="line" svg:x1="1.997cm" svg:y1="14.053cm" svg:x2="1.997cm" svg:y2="6.741cm" svg:d="M1997 14053v-7312" svg:viewBox="0 0 1 7313">
          <text:p/>
        </draw:connector>
        <draw:line draw:style-name="gr24" draw:text-style-name="P8" draw:layer="layout" svg:x1="3.5cm" svg:y1="11.905cm" svg:x2="7.4cm" svg:y2="11.9cm">
          <text:p/>
        </draw:line>
        <draw:line draw:style-name="gr24" draw:text-style-name="P8" draw:layer="layout" svg:x1="1.164cm" svg:y1="6.746cm" svg:x2="5.464cm" svg:y2="6.741cm">
          <text:p/>
        </draw:line>
        <draw:line draw:style-name="gr24" draw:text-style-name="P8" draw:layer="layout" svg:x1="2.2cm" svg:y1="14.141cm" svg:x2="7.464cm" svg:y2="14.141cm">
          <text:p/>
        </draw:line>
        <draw:connector draw:name="Gerade Verbindung mit Pfeil 32" draw:style-name="gr23" draw:text-style-name="P17" draw:layer="layout" draw:type="line" svg:x1="2.63cm" svg:y1="13.6cm" svg:x2="2.63cm" svg:y2="6.746cm" draw:start-shape="id2" draw:start-glue-point="3" svg:d="M2630 13600v-6854" svg:viewBox="0 0 1 6855">
          <text:p/>
        </draw:connector>
        <draw:frame draw:style-name="gr25" draw:text-style-name="P35" draw:layer="layout" svg:width="1.97cm" svg:height="0.662cm" svg:x="2.63cm" svg:y="12.6cm">
          <draw:text-box>
            <text:p><text:span text:style-name="T7">12,1 </text:span><text:span text:style-name="T7">m</text:span></text:p>
          </draw:text-box>
        </draw:frame>
        <draw:frame draw:style-name="gr26" draw:text-style-name="P18" draw:layer="layout" svg:width="1.78cm" svg:height="0.683cm" svg:x="3.285cm" svg:y="9.968cm">
          <draw:text-box>
            <text:p><text:span text:style-name="T8">7,9 </text:span><text:span text:style-name="T8">m</text:span></text:p>
          </draw:text-box>
        </draw:frame>
        <draw:frame draw:style-name="gr27" draw:text-style-name="P19" draw:layer="layout" svg:width="1.704cm" svg:height="0.662cm" svg:x="4.108cm" svg:y="7.536cm">
          <draw:text-box>
            <text:p><text:span text:style-name="T7">3,7 </text:span><text:span text:style-name="T7">m</text:span></text:p>
          </draw:text-box>
        </draw:frame>
        <draw:frame draw:style-name="gr28" draw:text-style-name="P19" draw:layer="layout" svg:width="1.742cm" svg:height="0.68cm" svg:x="19.458cm" svg:y="6.9cm">
          <draw:text-box>
            <text:p><text:span text:style-name="T7">1,3 </text:span><text:span text:style-name="T7">m</text:span></text:p>
          </draw:text-box>
        </draw:frame>
        <draw:frame draw:style-name="gr27" draw:text-style-name="P19" draw:layer="layout" svg:width="1.704cm" svg:height="0.662cm" svg:x="20.896cm" svg:y="7.618cm">
          <draw:text-box>
            <text:p><text:span text:style-name="T7">5,8 </text:span><text:span text:style-name="T7">m</text:span></text:p>
          </draw:text-box>
        </draw:frame>
        <draw:frame draw:style-name="gr29" draw:text-style-name="P19" draw:layer="layout" svg:width="1.8cm" svg:height="0.662cm" svg:x="22.6cm" svg:y="10.4cm">
          <draw:text-box>
            <text:p><text:span text:style-name="T7">9,5 </text:span><text:span text:style-name="T7">m</text:span></text:p>
          </draw:text-box>
        </draw:frame>
        <draw:frame draw:style-name="gr30" draw:text-style-name="P19" draw:layer="layout" svg:width="1.62cm" svg:height="0.662cm" svg:x="23.18cm" svg:y="12.6cm">
          <draw:text-box>
            <text:p><text:span text:style-name="T7">13,7 </text:span><text:span text:style-name="T7">m</text:span></text:p>
          </draw:text-box>
        </draw:frame>
        <draw:frame draw:style-name="gr31" draw:text-style-name="P19" draw:layer="layout" svg:width="1.907cm" svg:height="0.662cm" svg:x="24.8cm" svg:y="14.138cm">
          <draw:text-box>
            <text:p><text:span text:style-name="T7">17,3 </text:span><text:span text:style-name="T7">m</text:span></text:p>
          </draw:text-box>
        </draw:frame>
        <draw:line draw:style-name="gr24" draw:text-style-name="P8" xml:id="id2" draw:id="id2" draw:layer="layout" svg:x1="2.63cm" svg:y1="13.6cm" svg:x2="6.6cm" svg:y2="13.6cm">
          <text:p/>
        </draw:line>
        <draw:frame draw:style-name="gr32" draw:text-style-name="P19" draw:layer="layout" svg:width="1.603cm" svg:height="0.662cm" svg:x="1.997cm" svg:y="14.141cm">
          <draw:text-box>
            <text:p><text:span text:style-name="T7">14,7</text:span><text:span text:style-name="T7">m</text:span></text:p>
          </draw:text-box>
        </draw:frame>
        <draw:line draw:style-name="gr24" draw:text-style-name="P8" draw:layer="layout" svg:x1="1.2cm" svg:y1="15.164cm" svg:x2="5.44cm" svg:y2="15.164cm">
          <text:p/>
        </draw:line>
        <draw:frame draw:style-name="gr29" draw:text-style-name="P20" draw:layer="layout" svg:width="2.103cm" svg:height="0.662cm" svg:x="1.097cm" svg:y="14.6cm">
          <draw:text-box>
            <text:p><text:span text:style-name="T9">16,8 </text:span><text:span text:style-name="T9">m</text:span></text:p>
          </draw:text-box>
        </draw:frame>
        <draw:connector draw:name="Gerade Verbindung mit Pfeil 32" draw:style-name="gr23" draw:text-style-name="P17" draw:layer="layout" draw:type="line" svg:x1="1.197cm" svg:y1="15.141cm" svg:x2="1.197cm" svg:y2="6.741cm" svg:d="M1197 15141v-8400" svg:viewBox="0 0 1 8401">
          <text:p/>
        </draw:connector>
        <draw:connector draw:name="Gerade Verbindung mit Pfeil 32" draw:style-name="gr23" draw:text-style-name="P17" draw:layer="layout" draw:type="line" svg:x1="3.43cm" svg:y1="11.946cm" svg:x2="3.43cm" svg:y2="6.746cm" svg:d="M3430 11946v-5200" svg:viewBox="0 0 1 5201">
          <text:p/>
        </draw:connector>
        <draw:connector draw:name="Gerade Verbindung mit Pfeil 17" draw:style-name="gr33" draw:text-style-name="P17" draw:layer="layout" draw:type="line" svg:x1="5.4cm" svg:y1="5.952cm" svg:x2="6.5cm" svg:y2="5.952cm" svg:d="M5400 5952h1100" svg:viewBox="0 0 1101 1">
          <text:p/>
        </draw:connector>
        <draw:line draw:style-name="gr24" draw:text-style-name="P8" draw:layer="layout" svg:x1="5.401cm" svg:y1="1.601cm" svg:x2="5.412cm" svg:y2="6.741cm">
          <text:p/>
        </draw:line>
        <draw:connector draw:name="Gerade Verbindung mit Pfeil 17" draw:style-name="gr33" draw:text-style-name="P17" draw:layer="layout" draw:type="line" svg:x1="5.439cm" svg:y1="1.552cm" svg:x2="18.964cm" svg:y2="1.552cm" svg:d="M5439 1552h13525" svg:viewBox="0 0 13526 1">
          <text:p/>
        </draw:connector>
        <draw:line draw:style-name="gr24" draw:text-style-name="P8" draw:layer="layout" svg:x1="6.101cm" svg:y1="1.601cm" svg:x2="6.112cm" svg:y2="8.201cm">
          <text:p/>
        </draw:line>
        <draw:line draw:style-name="gr24" draw:text-style-name="P8" draw:layer="layout" svg:x1="6.502cm" svg:y1="1.601cm" svg:x2="6.513cm" svg:y2="12.801cm">
          <text:p/>
        </draw:line>
        <draw:line draw:style-name="gr24" draw:text-style-name="P8" draw:layer="layout" svg:x1="8.103cm" svg:y1="1.601cm" svg:x2="8.114cm" svg:y2="12.801cm">
          <text:p/>
        </draw:line>
        <draw:line draw:style-name="gr24" draw:text-style-name="P8" draw:layer="layout" svg:x1="7.904cm" svg:y1="1.601cm" svg:x2="7.915cm" svg:y2="14.001cm">
          <text:p/>
        </draw:line>
        <draw:line draw:style-name="gr24" draw:text-style-name="P8" draw:layer="layout" svg:x1="8.802cm" svg:y1="1.601cm" svg:x2="8.813cm" svg:y2="7.101cm">
          <text:p/>
        </draw:line>
        <draw:line draw:style-name="gr24" draw:text-style-name="P8" draw:layer="layout" svg:x1="12.303cm" svg:y1="1.601cm" svg:x2="12.314cm" svg:y2="12.001cm">
          <text:p/>
        </draw:line>
        <draw:line draw:style-name="gr24" draw:text-style-name="P8" draw:layer="layout" svg:x1="17.104cm" svg:y1="1.601cm" svg:x2="17.115cm" svg:y2="12.501cm">
          <text:p/>
        </draw:line>
        <draw:line draw:style-name="gr24" draw:text-style-name="P8" draw:layer="layout" svg:x1="17.602cm" svg:y1="1.601cm" svg:x2="17.613cm" svg:y2="8.701cm">
          <text:p/>
        </draw:line>
        <draw:line draw:style-name="gr24" draw:text-style-name="P8" draw:layer="layout" svg:x1="18.605cm" svg:y1="1.601cm" svg:x2="18.616cm" svg:y2="12.501cm">
          <text:p/>
        </draw:line>
        <draw:line draw:style-name="gr24" draw:text-style-name="P8" draw:layer="layout" svg:x1="19.006cm" svg:y1="1.601cm" svg:x2="19.017cm" svg:y2="12.501cm">
          <text:p/>
        </draw:line>
        <draw:connector draw:name="Gerade Verbindung mit Pfeil 17" draw:style-name="gr33" draw:text-style-name="P17" draw:layer="layout" draw:type="line" svg:x1="5.412cm" svg:y1="6.4cm" svg:x2="6.112cm" svg:y2="6.4cm" svg:d="M5412 6400h700" svg:viewBox="0 0 701 1">
          <text:p/>
        </draw:connector>
        <draw:connector draw:name="Gerade Verbindung mit Pfeil 17" draw:style-name="gr33" draw:text-style-name="P17" draw:layer="layout" draw:type="line" svg:x1="5.44cm" svg:y1="4.952cm" svg:x2="8.14cm" svg:y2="4.952cm" svg:d="M5440 4952h2700" svg:viewBox="0 0 2701 1">
          <text:p/>
        </draw:connector>
        <draw:connector draw:name="Gerade Verbindung mit Pfeil 17" draw:style-name="gr33" draw:text-style-name="P17" draw:layer="layout" draw:type="line" svg:x1="5.44cm" svg:y1="5.352cm" svg:x2="7.94cm" svg:y2="5.352cm" svg:d="M5440 5352h2500" svg:viewBox="0 0 2501 1">
          <text:p/>
        </draw:connector>
        <draw:connector draw:name="Gerade Verbindung mit Pfeil 17" draw:style-name="gr33" draw:text-style-name="P17" draw:layer="layout" draw:type="line" svg:x1="5.441cm" svg:y1="4.252cm" svg:x2="8.841cm" svg:y2="4.252cm" svg:d="M5441 4252h3400" svg:viewBox="0 0 3401 1">
          <text:p/>
        </draw:connector>
        <draw:connector draw:name="Gerade Verbindung mit Pfeil 17" draw:style-name="gr33" draw:text-style-name="P17" draw:layer="layout" draw:type="line" svg:x1="5.442cm" svg:y1="3.252cm" svg:x2="12.242cm" svg:y2="3.252cm" svg:d="M5442 3252h6800" svg:viewBox="0 0 6801 1">
          <text:p/>
        </draw:connector>
        <draw:frame draw:name="Textfeld 33" draw:style-name="gr34" draw:text-style-name="P21" draw:layer="layout" svg:width="1.994cm" svg:height="1.143cm" svg:x="3.6cm" svg:y="1.39cm">
          <draw:text-box>
            <text:p text:style-name="P5"><text:span text:style-name="T10">23,6 </text:span><text:span text:style-name="T10">m</text:span></text:p>
          </draw:text-box>
        </draw:frame>
        <draw:connector draw:name="Gerade Verbindung mit Pfeil 17" draw:style-name="gr33" draw:text-style-name="P17" draw:layer="layout" draw:type="line" svg:x1="17.14cm" svg:y1="3.352cm" svg:x2="19.04cm" svg:y2="3.352cm" svg:d="M17140 3352h1900" svg:viewBox="0 0 1901 1">
          <text:p/>
        </draw:connector>
        <draw:connector draw:name="Gerade Verbindung mit Pfeil 17" draw:style-name="gr33" draw:text-style-name="P17" draw:layer="layout" draw:type="line" svg:x1="17.64cm" svg:y1="4.152cm" svg:x2="19.04cm" svg:y2="4.152cm" svg:d="M17640 4152h1400" svg:viewBox="0 0 1401 1">
          <text:p/>
        </draw:connector>
        <draw:connector draw:name="Gerade Verbindung mit Pfeil 17" draw:style-name="gr33" draw:text-style-name="P17" draw:layer="layout" draw:type="line" svg:x1="18.54cm" svg:y1="5.252cm" svg:x2="19.04cm" svg:y2="5.252cm" svg:d="M18540 5252h500" svg:viewBox="0 0 501 1">
          <text:p/>
        </draw:connector>
        <draw:frame draw:style-name="gr35" draw:text-style-name="P19" draw:layer="layout" svg:width="1.594cm" svg:height="0.662cm" svg:x="3.55cm" svg:y="2.939cm">
          <draw:text-box>
            <text:p><text:span text:style-name="T7">11,6 </text:span><text:span text:style-name="T7">m</text:span></text:p>
          </draw:text-box>
        </draw:frame>
        <draw:frame draw:style-name="gr36" draw:text-style-name="P19" draw:layer="layout" svg:width="1.673cm" svg:height="1.073cm" svg:x="3.728cm" svg:y="3.901cm">
          <draw:text-box>
            <text:p><text:span text:style-name="T7">8,4 </text:span><text:span text:style-name="T7">m</text:span></text:p>
          </draw:text-box>
        </draw:frame>
        <draw:frame draw:style-name="gr37" draw:text-style-name="P19" draw:layer="layout" svg:width="1.416cm" svg:height="0.662cm" svg:x="3.728cm" svg:y="5.023cm">
          <draw:text-box>
            <text:p><text:span text:style-name="T7">6,3 </text:span><text:span text:style-name="T7">m</text:span></text:p>
          </draw:text-box>
        </draw:frame>
        <draw:frame draw:style-name="gr37" draw:text-style-name="P19" draw:layer="layout" svg:width="1.416cm" svg:height="0.662cm" svg:x="3.728cm" svg:y="4.623cm">
          <draw:text-box>
            <text:p><text:span text:style-name="T7">7,4 </text:span><text:span text:style-name="T7">m</text:span></text:p>
          </draw:text-box>
        </draw:frame>
        <draw:frame draw:style-name="gr37" draw:text-style-name="P19" draw:layer="layout" svg:width="1.416cm" svg:height="0.662cm" svg:x="3.795cm" svg:y="6.079cm">
          <draw:text-box>
            <text:p><text:span text:style-name="T7">2,1 </text:span><text:span text:style-name="T7">m</text:span></text:p>
          </draw:text-box>
        </draw:frame>
        <draw:frame draw:style-name="gr37" draw:text-style-name="P19" draw:layer="layout" svg:width="1.416cm" svg:height="0.662cm" svg:x="3.695cm" svg:y="5.538cm">
          <draw:text-box>
            <text:p><text:span text:style-name="T7">3,2 </text:span><text:span text:style-name="T7">m</text:span></text:p>
          </draw:text-box>
        </draw:frame>
        <draw:frame draw:style-name="gr38" draw:text-style-name="P19" draw:layer="layout" svg:width="2.386cm" svg:height="0.662cm" svg:x="19.214cm" svg:y="3.074cm">
          <draw:text-box>
            <text:p><text:span text:style-name="T7">5,2 </text:span><text:span text:style-name="T7">m</text:span></text:p>
          </draw:text-box>
        </draw:frame>
        <draw:frame draw:style-name="gr29" draw:text-style-name="P19" draw:layer="layout" svg:width="2.386cm" svg:height="0.662cm" svg:x="19.214cm" svg:y="3.823cm">
          <draw:text-box>
            <text:p><text:span text:style-name="T7">4,7 </text:span><text:span text:style-name="T7">m</text:span></text:p>
          </draw:text-box>
        </draw:frame>
        <draw:frame draw:style-name="gr29" draw:text-style-name="P19" draw:layer="layout" svg:width="2.386cm" svg:height="0.662cm" svg:x="19.214cm" svg:y="4.923cm">
          <draw:text-box>
            <text:p><text:span text:style-name="T7">1,4 </text:span><text:span text:style-name="T7">m</text:span></text:p>
          </draw:text-box>
        </draw:frame>
        <draw:line draw:style-name="gr24" draw:text-style-name="P8" draw:layer="layout" svg:x1="16.801cm" svg:y1="7.118cm" svg:x2="16.801cm" svg:y2="2.601cm">
          <text:p/>
        </draw:line>
        <draw:frame draw:style-name="gr29" draw:text-style-name="P19" draw:layer="layout" svg:width="1.959cm" svg:height="0.662cm" svg:x="19.241cm" svg:y="2.279cm">
          <draw:text-box>
            <text:p><text:span text:style-name="T7">6,3 </text:span><text:span text:style-name="T7">m</text:span></text:p>
          </draw:text-box>
        </draw:frame>
        <draw:line draw:style-name="gr24" draw:text-style-name="P8" draw:layer="layout" svg:x1="12.365cm" svg:y1="12.048cm" svg:x2="23.165cm" svg:y2="12.043cm">
          <text:p/>
        </draw:line>
        <draw:connector draw:name="Gerade Verbindung mit Pfeil 32" draw:style-name="gr23" draw:text-style-name="P17" draw:layer="layout" draw:type="line" svg:x1="22.8cm" svg:y1="12cm" svg:x2="22.8cm" svg:y2="6.8cm" svg:d="M22800 12000v-5200" svg:viewBox="0 0 1 5201">
          <text:p/>
        </draw:connector>
        <draw:frame draw:style-name="gr39" draw:text-style-name="P19" draw:layer="layout" svg:width="1.8cm" svg:height="0.8cm" svg:x="21.5cm" svg:y="9.6cm">
          <draw:text-box>
            <text:p><text:span text:style-name="T7">8,6 </text:span><text:span text:style-name="T7">m</text:span></text:p>
          </draw:text-box>
        </draw:frame>
        <draw:connector draw:name="Gerade Verbindung mit Pfeil 17" draw:style-name="gr33" draw:text-style-name="P17" draw:layer="layout" draw:type="line" svg:x1="16.84cm" svg:y1="2.652cm" svg:x2="19.04cm" svg:y2="2.652cm" svg:d="M16840 2652h2200" svg:viewBox="0 0 2201 1">
          <text:p/>
        </draw:connector>
        <draw:line draw:style-name="gr81" draw:text-style-name="P8" draw:layer="layout" svg:x1="17.803cm" svg:y1="8.711cm" svg:x2="19.203cm" svg:y2="8.711cm">
          <text:p/>
        </draw:line>
        <draw:custom-shape draw:style-name="gr82" draw:text-style-name="P30" draw:layer="layout" svg:width="2.561cm" svg:height="1.4cm" svg:x="16.4cm" svg:y="7cm">
          <text:list text:style-name="L1">
            <text:list-item>
              <text:p text:style-name="P29"><text:span text:style-name="T13">4x 2,5m</text:span></text:p>
            </text:list-item>
            <text:list-item>
              <text:p text:style-name="P29"><text:span text:style-name="T13">4x 0,25m</text:span></text:p>
            </text:list-item>
          </text:list>
          <draw:enhanced-geometry svg:viewBox="0 0 21600 21600" draw:text-areas="800 800 20800 20800" draw:type="round-rectangular-callout" draw:modifiers="16170.4918032787 25253.9614561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30" draw:layer="layout" svg:width="2.561cm" svg:height="1.4cm" svg:x="16.639cm" svg:y="10.649cm">
          <text:list text:style-name="L1">
            <text:list-item>
              <text:p text:style-name="P29"><text:span text:style-name="T13">2x 1,5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16170.4918032787 25253.9614561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17.856cm" svg:y1="12.311cm" svg:x2="19.256cm" svg:y2="12.311cm">
          <text:p/>
        </draw:line>
        <draw:line draw:style-name="gr81" draw:text-style-name="P8" draw:layer="layout" svg:x1="7.904cm" svg:y1="14.064cm" svg:x2="7.904cm" svg:y2="15.164cm">
          <text:p/>
        </draw:line>
        <draw:custom-shape draw:style-name="gr82" draw:text-style-name="P30" draw:layer="layout" svg:width="2.561cm" svg:height="1.4cm" svg:x="4.439cm" svg:y="14.146cm">
          <text:list text:style-name="L1">
            <text:list-item>
              <text:p text:style-name="P29"><text:span text:style-name="T13">2x 2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27021.0772833724 12010.27837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7.915cm" svg:y1="13.2cm" svg:x2="7.915cm" svg:y2="13.91cm">
          <text:p/>
        </draw:line>
        <draw:line draw:style-name="gr81" draw:text-style-name="P8" draw:layer="layout" svg:x1="8cm" svg:y1="14cm" svg:x2="9.4cm" svg:y2="14cm">
          <text:p/>
        </draw:line>
        <draw:custom-shape draw:style-name="gr82" draw:text-style-name="P30" draw:layer="layout" svg:width="2.561cm" svg:height="1.4cm" svg:x="9.4cm" svg:y="12.6cm">
          <text:list text:style-name="L1">
            <text:list-item>
              <text:p text:style-name="P29"><text:span text:style-name="T13">2x 1,2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-2411.24121779859 20150.7494646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30" draw:layer="layout" svg:width="2.561cm" svg:height="1.4cm" svg:x="4.839cm" svg:y="11.4cm">
          <text:list text:style-name="L1">
            <text:list-item>
              <text:p text:style-name="P29"><text:span text:style-name="T13">2x 3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21170.0234192037 28537.9014989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12.6cm" svg:y1="15.164cm" svg:x2="12.6cm" svg:y2="15.874cm">
          <text:p/>
        </draw:line>
        <draw:custom-shape draw:style-name="gr82" draw:text-style-name="P30" draw:layer="layout" svg:width="2.561cm" svg:height="1.4cm" svg:x="12.8cm" svg:y="13.4cm">
          <text:list text:style-name="L1">
            <text:list-item>
              <text:p text:style-name="P29"><text:span text:style-name="T13">4x 2,5m</text:span></text:p>
            </text:list-item>
            <text:list-item>
              <text:p text:style-name="P29"><text:span text:style-name="T13">4x 0,25m</text:span></text:p>
            </text:list-item>
          </text:list>
          <draw:enhanced-geometry svg:viewBox="0 0 21600 21600" draw:text-areas="800 800 20800 20800" draw:type="round-rectangular-callout" draw:modifiers="-59.0163934426229 32222.698072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22.472cm" svg:y1="1.6cm" svg:x2="22.472cm" svg:y2="4.4cm">
          <text:p/>
        </draw:line>
        <draw:frame draw:style-name="gr26" draw:text-style-name="P18" draw:layer="layout" svg:width="1.78cm" svg:height="0.683cm" svg:x="22.42cm" svg:y="2.8cm">
          <draw:text-box>
            <text:p><text:span text:style-name="T8">2 m</text:span></text:p>
          </draw:text-box>
        </draw:frame>
        <draw:line draw:style-name="gr81" draw:text-style-name="P8" draw:layer="layout" svg:x1="23.3cm" svg:y1="4.385cm" svg:x2="21.7cm" svg:y2="4.385cm">
          <text:p/>
        </draw:line>
        <draw:frame draw:style-name="gr26" draw:text-style-name="P18" draw:layer="layout" svg:width="1.78cm" svg:height="0.683cm" svg:x="21.8cm" svg:y="4.6cm">
          <draw:text-box>
            <text:p><text:span text:style-name="T8">2x 1 </text:span><text:span text:style-name="T8">m</text:span></text:p>
          </draw:text-box>
        </draw:frame>
        <draw:frame draw:style-name="gr83" draw:text-style-name="P18" draw:layer="layout" svg:width="2.217cm" svg:height="0.683cm" svg:x="22.42cm" svg:y="3.6cm">
          <draw:text-box>
            <text:p><text:span text:style-name="T8">4x </text:span><text:span text:style-name="T8">0,71 </text:span><text:span text:style-name="T8">m</text:span></text:p>
          </draw:text-box>
        </draw:frame>
        <draw:line draw:style-name="gr81" draw:text-style-name="P8" draw:layer="layout" svg:x1="22.42cm" svg:y1="3.6cm" svg:x2="21.753cm" svg:y2="4.385cm">
          <text:p/>
        </draw:line>
        <draw:line draw:style-name="gr81" draw:text-style-name="P8" draw:layer="layout" svg:x1="23.6cm" svg:y1="1.6cm" svg:x2="21.4cm" svg:y2="1.6cm">
          <text:p/>
        </draw:line>
        <draw:frame draw:style-name="gr26" draw:text-style-name="P18" draw:layer="layout" svg:width="1.78cm" svg:height="0.683cm" svg:x="22.22cm" svg:y="0.8cm">
          <draw:text-box>
            <text:p><text:span text:style-name="T8">1,5 </text:span><text:span text:style-name="T8">m</text:span></text:p>
          </draw:text-box>
        </draw:frame>
        <draw:line draw:style-name="gr81" draw:text-style-name="P8" draw:layer="layout" svg:x1="23.139cm" svg:y1="1.6cm" svg:x2="22.472cm" svg:y2="2.385cm">
          <text:p/>
        </draw:line>
        <draw:frame draw:style-name="gr83" draw:text-style-name="P18" draw:layer="layout" svg:width="2.217cm" svg:height="0.683cm" svg:x="22.8cm" svg:y="1.8cm">
          <draw:text-box>
            <text:p><text:span text:style-name="T8">2x </text:span><text:span text:style-name="T8">0,71 </text:span><text:span text:style-name="T8">m</text:span></text:p>
          </draw:text-box>
        </draw:frame>
        <draw:line draw:style-name="gr81" draw:text-style-name="P8" draw:layer="layout" svg:x1="25.599cm" svg:y1="1.601cm" svg:x2="25.599cm" svg:y2="4.401cm">
          <text:p/>
        </draw:line>
        <draw:frame draw:style-name="gr26" draw:text-style-name="P18" draw:layer="layout" svg:width="1.78cm" svg:height="0.683cm" svg:x="25.547cm" svg:y="2.801cm">
          <draw:text-box>
            <text:p><text:span text:style-name="T8">2 m</text:span></text:p>
          </draw:text-box>
        </draw:frame>
        <draw:line draw:style-name="gr81" draw:text-style-name="P8" draw:layer="layout" svg:x1="26.427cm" svg:y1="4.386cm" svg:x2="24.827cm" svg:y2="4.386cm">
          <text:p/>
        </draw:line>
        <draw:frame draw:style-name="gr26" draw:text-style-name="P18" draw:layer="layout" svg:width="1.78cm" svg:height="0.683cm" svg:x="24.927cm" svg:y="4.601cm">
          <draw:text-box>
            <text:p><text:span text:style-name="T8">2x 1 </text:span><text:span text:style-name="T8">m</text:span></text:p>
          </draw:text-box>
        </draw:frame>
        <draw:frame draw:style-name="gr83" draw:text-style-name="P18" draw:layer="layout" svg:width="2.217cm" svg:height="0.683cm" svg:x="25.547cm" svg:y="3.601cm">
          <draw:text-box>
            <text:p><text:span text:style-name="T8">4x </text:span><text:span text:style-name="T8">0,71 </text:span><text:span text:style-name="T8">m</text:span></text:p>
          </draw:text-box>
        </draw:frame>
        <draw:line draw:style-name="gr81" draw:text-style-name="P8" draw:layer="layout" svg:x1="25.547cm" svg:y1="3.601cm" svg:x2="24.88cm" svg:y2="4.386cm">
          <text:p/>
        </draw:line>
        <draw:frame draw:style-name="gr84" draw:text-style-name="P36" draw:layer="layout" svg:width="6.446cm" svg:height="10.427cm" svg:x="8.6cm" svg:y="2.257cm">
          <draw:text-box>
            <text:p><text:span text:style-name="T18">Cable </text:span><text:span text:style-name="T18">bridg</text:span><text:span text:style-name="T18">es</text:span></text:p>
            <text:p><text:span text:style-name="T13">2x 3 </text:span><text:span text:style-name="T13">m (or </text:span><text:span text:style-name="T13">4x 1,5 </text:span><text:span text:style-name="T13">m)</text:span></text:p>
            <text:p><text:span text:style-name="T13">8x 2,5 </text:span><text:span text:style-name="T13">m</text:span></text:p>
            <text:p><text:span text:style-name="T13">4x 2 </text:span><text:span text:style-name="T13">m</text:span></text:p>
            <text:p><text:span text:style-name="T13">2x </text:span><text:span text:style-name="T13">1,5m</text:span></text:p>
            <text:p><text:span text:style-name="T13">2x 1,2 </text:span><text:span text:style-name="T13">m</text:span></text:p>
            <text:p><text:span text:style-name="T13">18x </text:span><text:span text:style-name="T13">0,25m</text:span></text:p>
            <text:p><text:span text:style-name="T13"/></text:p>
            <text:p><text:span text:style-name="T13">(sum </text:span><text:span text:style-name="T13">withou</text:span><text:span text:style-name="T13">t </text:span><text:span text:style-name="T13">waste</text:span><text:span text:style-name="T13">d </text:span><text:span text:style-name="T13">materi</text:span><text:span text:style-name="T13">al: </text:span><text:span text:style-name="T13">43,9 </text:span><text:span text:style-name="T13">m) </text:span></text:p>
            <text:p><text:span text:style-name="T13"/></text:p>
            <text:p><text:span text:style-name="T18">Proje</text:span><text:span text:style-name="T18">ctor </text:span><text:span text:style-name="T18">stand</text:span><text:span text:style-name="T18">s</text:span></text:p>
            <text:p><text:span text:style-name="T13">2x 2 </text:span><text:span text:style-name="T13">m</text:span></text:p>
            <text:p><text:span text:style-name="T13">1x 1,5 </text:span><text:span text:style-name="T13">m</text:span></text:p>
            <text:p><text:span text:style-name="T13">4x 1 </text:span><text:span text:style-name="T13">m</text:span></text:p>
            <text:p><text:span text:style-name="T13">8x </text:span><text:span text:style-name="T13">0,71</text:span></text:p>
            <text:p><text:span text:style-name="T13"/></text:p>
            <text:p><text:span text:style-name="T13">(sum </text:span><text:span text:style-name="T13">withou</text:span><text:span text:style-name="T13">t </text:span><text:span text:style-name="T13">waste</text:span><text:span text:style-name="T13">d </text:span><text:span text:style-name="T13">materi</text:span><text:span text:style-name="T13">al: </text:span><text:span text:style-name="T13">18,2 </text:span><text:span text:style-name="T13">m)</text:span></text:p>
            <text:p><text:span text:style-name="T13"/></text:p>
            <text:p><text:span text:style-name="T13">Option</text:span><text:span text:style-name="T13">: Only </text:span><text:span text:style-name="T13">one </text:span><text:span text:style-name="T13">stand</text:span></text:p>
            <text:p><text:span text:style-name="T13">1x 2 </text:span><text:span text:style-name="T13">m</text:span></text:p>
            <text:p><text:span text:style-name="T13">1x 1,5 </text:span><text:span text:style-name="T13">m</text:span></text:p>
            <text:p><text:span text:style-name="T13">2x 1 </text:span><text:span text:style-name="T13">m</text:span></text:p>
            <text:p><text:span text:style-name="T13">8x </text:span><text:span text:style-name="T13">0,71 </text:span><text:span text:style-name="T13">m </text:span></text:p>
            <text:p><text:span text:style-name="T13">(sum </text:span><text:span text:style-name="T13">withou</text:span><text:span text:style-name="T13">t </text:span><text:span text:style-name="T13">waste</text:span><text:span text:style-name="T13">d </text:span><text:span text:style-name="T13">materi</text:span><text:span text:style-name="T13">al: </text:span><text:span text:style-name="T13">11,2 </text:span><text:span text:style-name="T13">m)</text:span></text:p>
            <text:p><text:span text:style-name="T13"/></text:p>
            <text:p><text:span text:style-name="T13">Size: </text:span><text:span text:style-name="T13">4*6 </text:span><text:span text:style-name="T13">cm (?)</text:span></text:p>
            <text:p><text:span text:style-name="T13"/></text:p>
            <text:p><text:span text:style-name="T13">Screw</text:span><text:span text:style-name="T13">s, </text:span><text:span text:style-name="T13">torx:</text:span></text:p>
            <text:p><text:span text:style-name="T13">50 </text:span><text:span text:style-name="T13">mm, </text:span><text:span text:style-name="T13">80x</text:span></text:p>
            <text:p><text:span text:style-name="T13">30 </text:span><text:span text:style-name="T13">mm </text:span><text:span text:style-name="T13">10x</text:span></text:p>
            <text:p><text:span text:style-name="T13"/></text:p>
            <text:p><text:span text:style-name="T13"/></text:p>
          </draw:text-box>
        </draw:frame>
        <draw:frame draw:style-name="gr85" draw:text-style-name="P18" draw:layer="layout" svg:width="2.001cm" svg:height="0.683cm" svg:x="20.369cm" svg:y="1.732cm">
          <draw:text-box>
            <text:p><text:span text:style-name="T8">4x </text:span><text:span text:style-name="T8">0,4 </text:span><text:span text:style-name="T8">m</text:span></text:p>
          </draw:text-box>
        </draw:frame>
        <draw:line draw:style-name="gr81" draw:text-style-name="P8" draw:layer="layout" svg:x1="5.2cm" svg:y1="8.339cm" svg:x2="6.2cm" svg:y2="8.339cm">
          <text:p/>
        </draw:line>
        <draw:custom-shape draw:style-name="gr82" draw:text-style-name="P30" draw:layer="layout" svg:width="2.561cm" svg:height="1.4cm" svg:x="3.2cm" svg:y="6.6cm">
          <text:list text:style-name="L1">
            <text:list-item>
              <text:p text:style-name="P29"><text:span text:style-name="T13">2x 2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24331.6159250585 21584.5824411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30" draw:layer="layout" svg:width="2.561cm" svg:height="1.4cm" svg:x="13.2cm" svg:y="1.6cm">
          <text:p text:style-name="P29"><text:span text:style-name="T13">Missing:</text:span></text:p>
          <text:p text:style-name="P29"><text:span text:style-name="T13">3x lamps</text:span></text:p>
          <text:p text:style-name="P29"><text:span text:style-name="T13">2x feet</text:span></text:p>
          <draw:enhanced-geometry svg:viewBox="0 0 21600 21600" draw:text-areas="800 800 20800 20800" draw:type="round-rectangular-callout" draw:modifiers="4105.85480093677 32438.5438972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7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t</text:span><text:span text:style-name="T11">ag</text:span><text:span text:style-name="T11">e </text:span><text:span text:style-name="T11">– </text:span><text:span text:style-name="T11">D</text:span><text:span text:style-name="T11">M</text:span><text:span text:style-name="T11">X: </text:span><text:span text:style-name="T11">La</text:span><text:span text:style-name="T11">m</text:span><text:span text:style-name="T11">ps </text:span><text:span text:style-name="T11">an</text:span><text:span text:style-name="T11">d </text:span><text:span text:style-name="T11">ch</text:span><text:span text:style-name="T11">an</text:span><text:span text:style-name="T11">nel</text:span><text:span text:style-name="T11">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</text:span><text:span text:style-name="T2">od</text:span></text:p>
          </draw:text-box>
        </draw:frame>
        <draw:custom-shape draw:style-name="gr9" draw:text-style-name="P7" draw:layer="layout" svg:width="3cm" svg:height="0.8cm" svg:x="11.4cm" svg:y="14.8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0cm" svg:y="14.99cm">
          <draw:text-box>
            <text:p text:style-name="P5"><text:span text:style-name="T2">F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776cm" svg:x="3.137cm" svg:y="9cm">
          <draw:text-box>
            <text:p text:style-name="P5"><text:span text:style-name="T3">4 - </text:span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1 - </text:span><text:span text:style-name="T3">Sta</text:span><text:span text:style-name="T3">ge </text:span><text:span text:style-name="T3">left</text:span></text:p>
          </draw:text-box>
        </draw:frame>
        <draw:frame draw:name="Textfeld 13" draw:style-name="gr16" draw:text-style-name="P9" draw:layer="layout" svg:width="2.999cm" svg:height="1.269cm" svg:x="10.603cm" svg:y="6.34cm">
          <draw:text-box>
            <text:p text:style-name="P5"><text:span text:style-name="T3">2 - </text:span><text:span text:style-name="T3">Sta</text:span><text:span text:style-name="T3">ge </text:span><text:span text:style-name="T3">cent</text:span><text:span text:style-name="T3">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6" draw:text-style-name="P9" draw:layer="layout" svg:width="2.999cm" svg:height="1.269cm" svg:x="15.304cm" svg:y="6.84cm">
          <draw:text-box>
            <text:p text:style-name="P5"><text:span text:style-name="T3">3 - </text:span><text:span text:style-name="T3">Sta</text:span><text:span text:style-name="T3">ge </text:span><text:span text:style-name="T3">right</text:span></text:p>
          </draw:text-box>
        </draw:frame>
        <draw:custom-shape draw:style-name="gr42" draw:text-style-name="P24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9.037cm" svg:y="12.139cm">
          <draw:text-box>
            <text:p text:style-name="P5"><text:span text:style-name="T6">Proj</text:span><text:span text:style-name="T6">ecto</text:span><text:span text:style-name="T6">r 1</text:span></text:p>
          </draw:text-box>
        </draw:frame>
        <draw:frame draw:name="Textfeld 13" draw:style-name="gr43" draw:text-style-name="P25" draw:layer="layout" svg:width="2.563cm" svg:height="0.762cm" svg:x="12.6cm" svg:y="12.838cm">
          <draw:text-box>
            <text:p text:style-name="P5"><text:span text:style-name="T6">Proj</text:span><text:span text:style-name="T6">ecto</text:span><text:span text:style-name="T6">r 2</text:span></text:p>
          </draw:text-box>
        </draw:frame>
        <draw:custom-shape draw:style-name="gr44" draw:text-style-name="P24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cc</text:span><text:span text:style-name="T6">u </text:span><text:span text:style-name="T6">LED </text:span><text:span text:style-name="T6">(7x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ED </text:span><text:span text:style-name="T6">(10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52" draw:text-style-name="P25" draw:layer="layout" svg:width="3.291cm" svg:height="0.762cm" svg:x="22.803cm" svg:y="5.539cm">
          <draw:text-box>
            <text:p text:style-name="P5"><text:span text:style-name="T6">Proj</text:span><text:span text:style-name="T6">ecto</text:span><text:span text:style-name="T6">r </text:span><text:span text:style-name="T6">(3x)</text:span></text:p>
          </draw:text-box>
        </draw:frame>
        <draw:custom-shape draw:style-name="gr44" draw:text-style-name="P24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3" draw:text-style-name="P23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4" draw:text-style-name="P24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686cm 6.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99cm 6.21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9.294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2.95641321995319) translate (7.896cm 10.28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7.993cm 10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8.405cm 9.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6" draw:text-style-name="P38" draw:layer="layout" svg:width="1.4cm" svg:height="0.942cm" svg:x="11.4cm" svg:y="11cm">
          <draw:text-box>
            <text:p text:style-name="P37"><text:span text:style-name="T18">LED 1</text:span></text:p>
            <text:p text:style-name="P37"><text:span text:style-name="T18">d001</text:span></text:p>
          </draw:text-box>
        </draw:frame>
        <draw:frame draw:style-name="gr86" draw:text-style-name="P38" draw:layer="layout" svg:width="1.4cm" svg:height="0.942cm" svg:x="13.4cm" svg:y="11cm">
          <draw:text-box>
            <text:p text:style-name="P37"><text:span text:style-name="T18">LED 2</text:span></text:p>
            <text:p text:style-name="P37"><text:span text:style-name="T18">d005</text:span></text:p>
          </draw:text-box>
        </draw:frame>
        <draw:frame draw:style-name="gr86" draw:text-style-name="P38" draw:layer="layout" svg:width="1.4cm" svg:height="0.942cm" svg:x="9.2cm" svg:y="11.825cm">
          <draw:text-box>
            <text:p text:style-name="P37"><text:span text:style-name="T18">LED 3</text:span></text:p>
            <text:p text:style-name="P37"><text:span text:style-name="T18">d009</text:span></text:p>
          </draw:text-box>
        </draw:frame>
        <draw:frame draw:style-name="gr86" draw:text-style-name="P38" draw:layer="layout" svg:width="1.4cm" svg:height="0.942cm" svg:x="7.7cm" svg:y="11.825cm">
          <draw:text-box>
            <text:p text:style-name="P37"><text:span text:style-name="T18">LED 4</text:span></text:p>
            <text:p text:style-name="P37"><text:span text:style-name="T18">d013</text:span></text:p>
          </draw:text-box>
        </draw:frame>
        <draw:frame draw:style-name="gr86" draw:text-style-name="P38" draw:layer="layout" svg:width="1.4cm" svg:height="0.942cm" svg:x="6.2cm" svg:y="11.825cm">
          <draw:text-box>
            <text:p text:style-name="P37"><text:span text:style-name="T18">LED 5</text:span></text:p>
            <text:p text:style-name="P37"><text:span text:style-name="T18">d017</text:span></text:p>
          </draw:text-box>
        </draw:frame>
        <draw:line draw:style-name="gr74" draw:text-style-name="P8" draw:layer="layout" svg:x1="9.047cm" svg:y1="11.6cm" svg:x2="9.8cm" svg:y2="11.8cm">
          <text:p/>
        </draw:line>
        <draw:line draw:style-name="gr74" draw:text-style-name="P8" draw:layer="layout" svg:x1="7cm" svg:y1="11.825cm" svg:x2="8cm" svg:y2="11.6cm">
          <text:p/>
        </draw:line>
        <draw:line draw:style-name="gr74" draw:text-style-name="P8" draw:layer="layout" svg:x1="8.441cm" svg:y1="11.827cm" svg:x2="8.8cm" svg:y2="11.303cm">
          <text:p/>
        </draw:line>
        <draw:frame draw:style-name="gr86" draw:text-style-name="P38" draw:layer="layout" svg:width="1.4cm" svg:height="0.942cm" svg:x="7.8cm" svg:y="8cm">
          <draw:text-box>
            <text:p text:style-name="P37"><text:span text:style-name="T18">LED 6</text:span></text:p>
            <text:p text:style-name="P37"><text:span text:style-name="T18">d021</text:span></text:p>
          </draw:text-box>
        </draw:frame>
        <draw:frame draw:style-name="gr86" draw:text-style-name="P38" draw:layer="layout" svg:width="1.4cm" svg:height="0.942cm" svg:x="17.2cm" svg:y="8.3cm">
          <draw:text-box>
            <text:p text:style-name="P37"><text:span text:style-name="T18">LED 7</text:span></text:p>
            <text:p text:style-name="P37"><text:span text:style-name="T18">d025</text:span></text:p>
          </draw:text-box>
        </draw:frame>
        <draw:frame draw:style-name="gr86" draw:text-style-name="P38" draw:layer="layout" svg:width="1.4cm" svg:height="0.942cm" svg:x="9.2cm" svg:y="9.258cm">
          <draw:text-box>
            <text:p text:style-name="P37"><text:span text:style-name="T18">LED 8</text:span></text:p>
            <text:p text:style-name="P37"><text:span text:style-name="T18">d029</text:span></text:p>
          </draw:text-box>
        </draw:frame>
        <draw:frame draw:style-name="gr86" draw:text-style-name="P38" draw:layer="layout" svg:width="1.4cm" svg:height="0.942cm" svg:x="9.4cm" svg:y="10.279cm">
          <draw:text-box>
            <text:p text:style-name="P37"><text:span text:style-name="T18">LED 9</text:span></text:p>
            <text:p text:style-name="P37"><text:span text:style-name="T18">d033</text:span></text:p>
          </draw:text-box>
        </draw:frame>
        <draw:frame draw:style-name="gr87" draw:text-style-name="P38" draw:layer="layout" svg:width="1.5cm" svg:height="0.921cm" svg:x="16.2cm" svg:y="6.168cm">
          <draw:text-box>
            <text:p text:style-name="P37"><text:span text:style-name="T18">LED </text:span><text:span text:style-name="T18">10</text:span></text:p>
            <text:p text:style-name="P37"><text:span text:style-name="T18">d037</text:span></text:p>
          </draw:text-box>
        </draw:frame>
        <draw:frame draw:style-name="gr87" draw:text-style-name="P38" draw:layer="layout" svg:width="1.6cm" svg:height="0.921cm" svg:x="5.8cm" svg:y="8.879cm">
          <draw:text-box>
            <text:p text:style-name="P37"><text:span text:style-name="T18">ACCU </text:span><text:span text:style-name="T18">1</text:span></text:p>
            <text:p text:style-name="P37"><text:span text:style-name="T18">d041</text:span></text:p>
          </draw:text-box>
        </draw:frame>
        <draw:frame draw:style-name="gr87" draw:text-style-name="P38" draw:layer="layout" svg:width="1.6cm" svg:height="0.921cm" svg:x="5.2cm" svg:y="9.98cm">
          <draw:text-box>
            <text:p text:style-name="P37"><text:span text:style-name="T18">ACCU </text:span><text:span text:style-name="T18">2</text:span></text:p>
            <text:p text:style-name="P37"><text:span text:style-name="T18">d048</text:span></text:p>
          </draw:text-box>
        </draw:frame>
        <draw:frame draw:style-name="gr87" draw:text-style-name="P38" draw:layer="layout" svg:width="1.6cm" svg:height="0.921cm" svg:x="4.4cm" svg:y="4.879cm">
          <draw:text-box>
            <text:p text:style-name="P37"><text:span text:style-name="T18">ACCU </text:span><text:span text:style-name="T18">3</text:span></text:p>
            <text:p text:style-name="P37"><text:span text:style-name="T18">d055</text:span></text:p>
          </draw:text-box>
        </draw:frame>
        <draw:frame draw:style-name="gr87" draw:text-style-name="P38" draw:layer="layout" svg:width="1.6cm" svg:height="0.921cm" svg:x="4.4cm" svg:y="5.951cm">
          <draw:text-box>
            <text:p text:style-name="P37"><text:span text:style-name="T18">ACCU </text:span><text:span text:style-name="T18">4</text:span></text:p>
            <text:p text:style-name="P37"><text:span text:style-name="T18">d062</text:span></text:p>
          </draw:text-box>
        </draw:frame>
        <draw:frame draw:style-name="gr87" draw:text-style-name="P38" draw:layer="layout" svg:width="1.6cm" svg:height="0.921cm" svg:x="19.8cm" svg:y="4.879cm">
          <draw:text-box>
            <text:p text:style-name="P37"><text:span text:style-name="T18">ACCU </text:span><text:span text:style-name="T18">5</text:span></text:p>
            <text:p text:style-name="P37"><text:span text:style-name="T18">d069</text:span></text:p>
          </draw:text-box>
        </draw:frame>
        <draw:frame draw:style-name="gr87" draw:text-style-name="P38" draw:layer="layout" svg:width="1.6cm" svg:height="0.921cm" svg:x="19.8cm" svg:y="5.88cm">
          <draw:text-box>
            <text:p text:style-name="P37"><text:span text:style-name="T18">ACCU </text:span><text:span text:style-name="T18">6</text:span></text:p>
            <text:p text:style-name="P37"><text:span text:style-name="T18">d076</text:span></text:p>
          </draw:text-box>
        </draw:frame>
        <draw:frame draw:style-name="gr87" draw:text-style-name="P38" draw:layer="layout" svg:width="1.6cm" svg:height="0.921cm" svg:x="19.8cm" svg:y="6.881cm">
          <draw:text-box>
            <text:p text:style-name="P37"><text:span text:style-name="T18">ACCU </text:span><text:span text:style-name="T18">7</text:span></text:p>
            <text:p text:style-name="P37"><text:span text:style-name="T18">d083</text:span></text:p>
          </draw:text-box>
        </draw:fram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8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Inventory 1/2</text:span></text:p>
          </draw:text-box>
        </draw:frame>
        <draw:custom-shape draw:name="Rechteck 18" draw:style-name="gr88" draw:text-style-name="P40" draw:layer="layout" svg:width="5.789cm" svg:height="12.912cm" svg:x="1.508cm" svg:y="1.741cm">
          <text:p text:style-name="P39"><text:span text:style-name="T19">D</text:span><text:span text:style-name="T19">i</text:span><text:span text:style-name="T19">v</text:span><text:span text:style-name="T19">e</text:span><text:span text:style-name="T19">r</text:span><text:span text:style-name="T19">s</text:span><text:span text:style-name="T19">e</text:span><text:span text:style-name="T19">s</text:span></text:p>
          <text:p text:style-name="P39"><text:span text:style-name="T20">1</text:span><text:span text:style-name="T20"> </text:span><text:span text:style-name="T20">X</text:span><text:span text:style-name="T20"> </text:span><text:span text:style-name="T20">B</text:span><text:span text:style-name="T20">e</text:span><text:span text:style-name="T20">a</text:span><text:span text:style-name="T20">m</text:span><text:span text:style-name="T20">e</text:span><text:span text:style-name="T20">r</text:span><text:span text:style-name="T20"> </text:span><text:span text:style-name="T20">A</text:span><text:span text:style-name="T20">c</text:span><text:span text:style-name="T20">e</text:span><text:span text:style-name="T20">r</text:span><text:span text:style-name="T20"> </text:span><text:span text:style-name="T20">P</text:span><text:span text:style-name="T20">5</text:span><text:span text:style-name="T20">3</text:span><text:span text:style-name="T20">3</text:span><text:span text:style-name="T20">0</text:span><text:span text:style-name="T20">W</text:span></text:p>
          <text:p text:style-name="P39"><text:span text:style-name="T21">4</text:span><text:span text:style-name="T21"> </text:span><text:span text:style-name="T21">X</text:span><text:span text:style-name="T21"> </text:span><text:span text:style-name="T21">S</text:span><text:span text:style-name="T21">c</text:span><text:span text:style-name="T21">h</text:span><text:span text:style-name="T21">l</text:span><text:span text:style-name="T21">a</text:span><text:span text:style-name="T21">u</text:span><text:span text:style-name="T21">f</text:span><text:span text:style-name="T21">e</text:span><text:span text:style-name="T21">n</text:span><text:span text:style-name="T21"> </text:span><text:span text:style-name="T21">1</text:span><text:span text:style-name="T21">,</text:span><text:span text:style-name="T21">5</text:span><text:span text:style-name="T21">m</text:span></text:p>
          <text:p text:style-name="P39"><text:span text:style-name="T21">1</text:span><text:span text:style-name="T21"> </text:span><text:span text:style-name="T21">X</text:span><text:span text:style-name="T21"> </text:span><text:span text:style-name="T21">S</text:span><text:span text:style-name="T21">c</text:span><text:span text:style-name="T21">h</text:span><text:span text:style-name="T21">l</text:span><text:span text:style-name="T21">a</text:span><text:span text:style-name="T21">u</text:span><text:span text:style-name="T21">f</text:span><text:span text:style-name="T21">e</text:span><text:span text:style-name="T21"> </text:span><text:span text:style-name="T21">2</text:span><text:span text:style-name="T21">m</text:span></text:p>
          <text:p text:style-name="P39"><text:span text:style-name="T21">3</text:span><text:span text:style-name="T21"> </text:span><text:span text:style-name="T21">X</text:span><text:span text:style-name="T21"> </text:span><text:span text:style-name="T21">S</text:span><text:span text:style-name="T21">c</text:span><text:span text:style-name="T21">h</text:span><text:span text:style-name="T21">l</text:span><text:span text:style-name="T21">a</text:span><text:span text:style-name="T21">u</text:span><text:span text:style-name="T21">f</text:span><text:span text:style-name="T21">e</text:span><text:span text:style-name="T21">n</text:span><text:span text:style-name="T21"> </text:span><text:span text:style-name="T21">1</text:span><text:span text:style-name="T21">m</text:span></text:p>
          <text:p text:style-name="P39"><text:span text:style-name="T21">1</text:span><text:span text:style-name="T21"> </text:span><text:span text:style-name="T21">X</text:span><text:span text:style-name="T21"> </text:span><text:span text:style-name="T21">S</text:span><text:span text:style-name="T21">c</text:span><text:span text:style-name="T21">h</text:span><text:span text:style-name="T21">l</text:span><text:span text:style-name="T21">a</text:span><text:span text:style-name="T21">u</text:span><text:span text:style-name="T21">f</text:span><text:span text:style-name="T21">e</text:span><text:span text:style-name="T21"> </text:span><text:span text:style-name="T21">0</text:span><text:span text:style-name="T21">,</text:span><text:span text:style-name="T21">5</text:span><text:span text:style-name="T21">m</text:span></text:p>
          <text:p text:style-name="P39"><text:span text:style-name="T21">5</text:span><text:span text:style-name="T21"> </text:span><text:span text:style-name="T21">X</text:span><text:span text:style-name="T21"> </text:span><text:span text:style-name="T21">N</text:span><text:span text:style-name="T21">o</text:span><text:span text:style-name="T21">t</text:span><text:span text:style-name="T21">k</text:span><text:span text:style-name="T21">e</text:span><text:span text:style-name="T21">t</text:span><text:span text:style-name="T21">t</text:span><text:span text:style-name="T21">e</text:span><text:span text:style-name="T21">n</text:span><text:span text:style-name="T21">g</text:span><text:span text:style-name="T21">l</text:span><text:span text:style-name="T21">i</text:span><text:span text:style-name="T21">e</text:span><text:span text:style-name="T21">d</text:span><text:span text:style-name="T21"> </text:span><text:span text:style-name="T21">g</text:span><text:span text:style-name="T21">r</text:span><text:span text:style-name="T21">o</text:span><text:span text:style-name="T21">ß</text:span></text:p>
          <text:p text:style-name="P39"><text:span text:style-name="T21">3</text:span><text:span text:style-name="T21"> </text:span><text:span text:style-name="T21">X</text:span><text:span text:style-name="T21"> </text:span><text:span text:style-name="T21">K</text:span><text:span text:style-name="T21">a</text:span><text:span text:style-name="T21">r</text:span><text:span text:style-name="T21">a</text:span><text:span text:style-name="T21">b</text:span><text:span text:style-name="T21">i</text:span><text:span text:style-name="T21">n</text:span><text:span text:style-name="T21">e</text:span><text:span text:style-name="T21">r</text:span><text:span text:style-name="T21">h</text:span><text:span text:style-name="T21">a</text:span><text:span text:style-name="T21">k</text:span><text:span text:style-name="T21">e</text:span><text:span text:style-name="T21">n</text:span></text:p>
          <text:p text:style-name="P39"><text:span text:style-name="T21">9</text:span><text:span text:style-name="T21"> </text:span><text:span text:style-name="T21">X</text:span><text:span text:style-name="T21"> </text:span><text:span text:style-name="T21">S</text:span><text:span text:style-name="T21">c</text:span><text:span text:style-name="T21">h</text:span><text:span text:style-name="T21">e</text:span><text:span text:style-name="T21">k</text:span><text:span text:style-name="T21">e</text:span><text:span text:style-name="T21">l</text:span></text:p>
          <text:p text:style-name="P39"><text:span text:style-name="T21">1</text:span><text:span text:style-name="T21"> </text:span><text:span text:style-name="T21">X</text:span><text:span text:style-name="T21"> </text:span><text:span text:style-name="T21">W</text:span><text:span text:style-name="T21">D</text:span><text:span text:style-name="T21"> </text:span><text:span text:style-name="T21">4</text:span><text:span text:style-name="T21">0</text:span></text:p>
          <text:p text:style-name="P39"><text:span text:style-name="T21">7</text:span><text:span text:style-name="T21"> </text:span><text:span text:style-name="T21">X</text:span><text:span text:style-name="T21"> </text:span><text:span text:style-name="T21">S</text:span><text:span text:style-name="T21">a</text:span><text:span text:style-name="T21">f</text:span><text:span text:style-name="T21">t</text:span><text:span text:style-name="T21">i</text:span><text:span text:style-name="T21">s</text:span></text:p>
          <text:p text:style-name="P39"><text:span text:style-name="T21">1</text:span><text:span text:style-name="T21"> </text:span><text:span text:style-name="T21">X</text:span><text:span text:style-name="T21"> </text:span><text:span text:style-name="T21">V</text:span><text:span text:style-name="T21">o</text:span><text:span text:style-name="T21">r</text:span><text:span text:style-name="T21">h</text:span><text:span text:style-name="T21">ä</text:span><text:span text:style-name="T21">n</text:span><text:span text:style-name="T21">g</text:span><text:span text:style-name="T21">e</text:span><text:span text:style-name="T21">s</text:span><text:span text:style-name="T21">c</text:span><text:span text:style-name="T21">h</text:span><text:span text:style-name="T21">l</text:span><text:span text:style-name="T21">o</text:span><text:span text:style-name="T21">s</text:span><text:span text:style-name="T21">s</text:span></text:p>
          <text:p text:style-name="P39"><text:span text:style-name="T21">3</text:span><text:span text:style-name="T21"> </text:span><text:span text:style-name="T21">X</text:span><text:span text:style-name="T21"> </text:span><text:span text:style-name="T21">K</text:span><text:span text:style-name="T21">a</text:span><text:span text:style-name="T21">b</text:span><text:span text:style-name="T21">e</text:span><text:span text:style-name="T21">l</text:span><text:span text:style-name="T21">t</text:span><text:span text:style-name="T21">r</text:span><text:span text:style-name="T21">o</text:span><text:span text:style-name="T21">m</text:span><text:span text:style-name="T21">m</text:span><text:span text:style-name="T21">e</text:span><text:span text:style-name="T21">l</text:span></text:p>
          <text:p text:style-name="P39"><text:span text:style-name="T21">2</text:span><text:span text:style-name="T21"> </text:span><text:span text:style-name="T21">X</text:span><text:span text:style-name="T21"> </text:span><text:span text:style-name="T21">J</text:span><text:span text:style-name="T21">B</text:span><text:span text:style-name="T21">L</text:span><text:span text:style-name="T21"> </text:span><text:span text:style-name="T21">B</text:span><text:span text:style-name="T21">o</text:span><text:span text:style-name="T21">x</text:span><text:span text:style-name="T21">e</text:span><text:span text:style-name="T21">n</text:span><text:span text:style-name="T21"> </text:span><text:span text:style-name="T21">M</text:span><text:span text:style-name="T21">i</text:span><text:span text:style-name="T21">t</text:span><text:span text:style-name="T21"> </text:span><text:span text:style-name="T21">S</text:span><text:span text:style-name="T21">t</text:span><text:span text:style-name="T21">ä</text:span><text:span text:style-name="T21">n</text:span><text:span text:style-name="T21">d</text:span><text:span text:style-name="T21">e</text:span><text:span text:style-name="T21">r</text:span><text:span text:style-name="T21"> </text:span><text:span text:style-name="T21">u</text:span><text:span text:style-name="T21">n</text:span><text:span text:style-name="T21">d</text:span><text:span text:style-name="T21"> </text:span><text:span text:style-name="T21">K</text:span><text:span text:style-name="T21">a</text:span><text:span text:style-name="T21">b</text:span><text:span text:style-name="T21">e</text:span><text:span text:style-name="T21">l</text:span></text:p>
          <text:p text:style-name="P39"><text:span text:style-name="T20">1</text:span><text:span text:style-name="T20">0</text:span><text:span text:style-name="T20">X</text:span><text:span text:style-name="T20"> </text:span><text:span text:style-name="T20">L</text:span><text:span text:style-name="T20">E</text:span><text:span text:style-name="T20">D</text:span><text:span text:style-name="T20"> </text:span><text:span text:style-name="T20">S</text:span><text:span text:style-name="T20">c</text:span><text:span text:style-name="T20">h</text:span><text:span text:style-name="T20">e</text:span><text:span text:style-name="T20">i</text:span><text:span text:style-name="T20">n</text:span><text:span text:style-name="T20">w</text:span><text:span text:style-name="T20">e</text:span><text:span text:style-name="T20">r</text:span><text:span text:style-name="T20">f</text:span><text:span text:style-name="T20">e</text:span><text:span text:style-name="T20">r</text:span><text:span text:style-name="T20"> </text:span><text:span text:style-name="T20">+</text:span><text:span text:style-name="T20"> </text:span><text:span text:style-name="T20">1</text:span><text:span text:style-name="T20"> </text:span><text:span text:style-name="T20">E</text:span><text:span text:style-name="T20">n</text:span><text:span text:style-name="T20">d</text:span><text:span text:style-name="T20">w</text:span><text:span text:style-name="T20">i</text:span><text:span text:style-name="T20">d</text:span><text:span text:style-name="T20">e</text:span><text:span text:style-name="T20">r</text:span><text:span text:style-name="T20">s</text:span><text:span text:style-name="T20">t</text:span><text:span text:style-name="T20">a</text:span><text:span text:style-name="T20">n</text:span><text:span text:style-name="T20">d</text:span></text:p>
          <text:p text:style-name="P39"><text:span text:style-name="T21">1</text:span><text:span text:style-name="T21"> </text:span><text:span text:style-name="T21">X</text:span><text:span text:style-name="T21"> </text:span><text:span text:style-name="T21">N</text:span><text:span text:style-name="T21">e</text:span><text:span text:style-name="T21">b</text:span><text:span text:style-name="T21">e</text:span><text:span text:style-name="T21">l</text:span><text:span text:style-name="T21">m</text:span><text:span text:style-name="T21">a</text:span><text:span text:style-name="T21">s</text:span><text:span text:style-name="T21">c</text:span><text:span text:style-name="T21">h</text:span><text:span text:style-name="T21">i</text:span><text:span text:style-name="T21">n</text:span><text:span text:style-name="T21">e</text:span><text:span text:style-name="T21"> </text:span><text:span text:style-name="T21">m</text:span><text:span text:style-name="T21">i</text:span><text:span text:style-name="T21">t</text:span><text:span text:style-name="T21"> </text:span><text:span text:style-name="T21">F</text:span><text:span text:style-name="T21">l</text:span><text:span text:style-name="T21">u</text:span><text:span text:style-name="T21">i</text:span><text:span text:style-name="T21">d</text:span></text:p>
          <text:p text:style-name="P39"><text:span text:style-name="T21">1</text:span><text:span text:style-name="T21"> </text:span><text:span text:style-name="T21">X</text:span><text:span text:style-name="T21"> </text:span><text:span text:style-name="T21">M</text:span><text:span text:style-name="T21">i</text:span><text:span text:style-name="T21">k</text:span><text:span text:style-name="T21">r</text:span><text:span text:style-name="T21">o</text:span><text:span text:style-name="T21">f</text:span><text:span text:style-name="T21">o</text:span><text:span text:style-name="T21">n</text:span><text:span text:style-name="T21">s</text:span><text:span text:style-name="T21">t</text:span><text:span text:style-name="T21">ä</text:span><text:span text:style-name="T21">n</text:span><text:span text:style-name="T21">d</text:span><text:span text:style-name="T21">e</text:span><text:span text:style-name="T21">r</text:span><text:span text:style-name="T21"> </text:span></text:p>
          <text:p text:style-name="P39"><text:span text:style-name="T21">1</text:span><text:span text:style-name="T21"> </text:span><text:span text:style-name="T21">X</text:span><text:span text:style-name="T21"> </text:span><text:span text:style-name="T21">W</text:span><text:span text:style-name="T21">e</text:span><text:span text:style-name="T21">r</text:span><text:span text:style-name="T21">k</text:span><text:span text:style-name="T21">z</text:span><text:span text:style-name="T21">e</text:span><text:span text:style-name="T21">u</text:span><text:span text:style-name="T21">g</text:span><text:span text:style-name="T21">k</text:span><text:span text:style-name="T21">a</text:span><text:span text:style-name="T21">s</text:span><text:span text:style-name="T21">t</text:span><text:span text:style-name="T21">e</text:span><text:span text:style-name="T21">n</text:span><text:span text:style-name="T21"> </text:span><text:span text:style-name="T21">m</text:span><text:span text:style-name="T21">i</text:span><text:span text:style-name="T21">t</text:span><text:span text:style-name="T21"> </text:span><text:span text:style-name="T21">k</text:span><text:span text:style-name="T21">o</text:span><text:span text:style-name="T21">m</text:span><text:span text:style-name="T21">p</text:span><text:span text:style-name="T21">l</text:span><text:span text:style-name="T21">e</text:span><text:span text:style-name="T21">t</text:span><text:span text:style-name="T21">t</text:span><text:span text:style-name="T21"> </text:span><text:span text:style-name="T21">m</text:span><text:span text:style-name="T21">i</text:span><text:span text:style-name="T21">t</text:span><text:span text:style-name="T21"> </text:span><text:span text:style-name="T21">T</text:span><text:span text:style-name="T21">a</text:span><text:span text:style-name="T21">c</text:span><text:span text:style-name="T21">k</text:span><text:span text:style-name="T21">e</text:span><text:span text:style-name="T21">r</text:span></text:p>
          <text:p text:style-name="P39"><text:span text:style-name="T21">1</text:span><text:span text:style-name="T21"> </text:span><text:span text:style-name="T21">X</text:span><text:span text:style-name="T21"> </text:span><text:span text:style-name="T21">A</text:span><text:span text:style-name="T21">k</text:span><text:span text:style-name="T21">k</text:span><text:span text:style-name="T21">u</text:span><text:span text:style-name="T21">s</text:span><text:span text:style-name="T21">c</text:span><text:span text:style-name="T21">h</text:span><text:span text:style-name="T21">r</text:span><text:span text:style-name="T21">a</text:span><text:span text:style-name="T21">u</text:span><text:span text:style-name="T21">b</text:span><text:span text:style-name="T21">e</text:span><text:span text:style-name="T21">r</text:span><text:span text:style-name="T21"> </text:span><text:span text:style-name="T21">m</text:span><text:span text:style-name="T21">i</text:span><text:span text:style-name="T21">t</text:span><text:span text:style-name="T21"> </text:span><text:span text:style-name="T21">B</text:span><text:span text:style-name="T21">i</text:span><text:span text:style-name="T21">t</text:span><text:span text:style-name="T21">s</text:span><text:span text:style-name="T21">a</text:span><text:span text:style-name="T21">t</text:span><text:span text:style-name="T21">z</text:span></text:p>
          <draw:enhanced-geometry svg:viewBox="0 0 21600 21600" draw:type="non-primitive" draw:enhanced-path="M 0 0 L 21600 0 21600 21600 0 21600 Z N"/>
        </draw:custom-shape>
        <draw:custom-shape draw:name="Rechteck 25" draw:style-name="gr88" draw:text-style-name="P40" draw:layer="layout" svg:width="5.238cm" svg:height="5.117cm" svg:x="8.67cm" svg:y="1.741cm">
          <text:p text:style-name="P39"><text:span text:style-name="T19">Elektr</text:span><text:span text:style-name="T19">okab</text:span><text:span text:style-name="T19">el</text:span></text:p>
          <text:p text:style-name="P39"><text:span text:style-name="T21">2 X </text:span><text:span text:style-name="T21">6fach</text:span><text:span text:style-name="T21">verte</text:span><text:span text:style-name="T21">iler</text:span></text:p>
          <text:p text:style-name="P39"><text:span text:style-name="T21">1 X </text:span><text:span text:style-name="T21">12m</text:span></text:p>
          <text:p text:style-name="P39"><text:span text:style-name="T21">1 X </text:span><text:span text:style-name="T21">20m</text:span></text:p>
          <text:p text:style-name="P39"><text:span text:style-name="T21">6 X </text:span><text:span text:style-name="T21">9m </text:span><text:span text:style-name="T21">bis </text:span><text:span text:style-name="T21">10m</text:span></text:p>
          <text:p text:style-name="P39"><text:span text:style-name="T21">5 X </text:span><text:span text:style-name="T21">3m </text:span><text:span text:style-name="T21">bis </text:span><text:span text:style-name="T21">5m</text:span></text:p>
          <text:p text:style-name="P39"><text:span text:style-name="T21">5 </text:span><text:span text:style-name="T21">X1m </text:span><text:span text:style-name="T21">bis </text:span><text:span text:style-name="T21">2m</text:span></text:p>
          <text:p text:style-name="P39"><text:span text:style-name="T21">2 X </text:span><text:span text:style-name="T21">6,5m </text:span><text:span text:style-name="T21">bis </text:span><text:span text:style-name="T21">7m</text:span></text:p>
          <draw:enhanced-geometry svg:viewBox="0 0 21600 21600" draw:type="non-primitive" draw:enhanced-path="M 0 0 L 21600 0 21600 21600 0 21600 Z N"/>
        </draw:custom-shape>
        <draw:custom-shape draw:name="Rechteck 26" draw:style-name="gr88" draw:text-style-name="P40" draw:layer="layout" svg:width="5.238cm" svg:height="7.689cm" svg:x="14.766cm" svg:y="1.741cm">
          <text:p text:style-name="P39"><text:span text:style-name="T19">Kabel</text:span></text:p>
          <text:p text:style-name="P39"><text:span text:style-name="T21">12 X XLR 10m</text:span></text:p>
          <text:p text:style-name="P39"><text:span text:style-name="T21">1 <text:s/>X XLR 25m</text:span></text:p>
          <text:p text:style-name="P39"><text:span text:style-name="T21">1 <text:s/>X XLR 15m</text:span></text:p>
          <text:p text:style-name="P39"><text:span text:style-name="T21">1 <text:s/>X XLR 5m</text:span></text:p>
          <text:p text:style-name="P39"><text:span text:style-name="T21">1 <text:s/>X XLR 6,5m</text:span></text:p>
          <text:p text:style-name="P39"><text:span text:style-name="T21">1 <text:s/>X XLR 8,5m</text:span></text:p>
          <text:p text:style-name="P39"><text:span text:style-name="T21">1 <text:s/>X XLR 7m</text:span></text:p>
          <text:p text:style-name="P39"><text:span text:style-name="T21">1 <text:s/>X XLR 1m</text:span></text:p>
          <text:p text:style-name="P39"><text:span text:style-name="T21">1 <text:s/>X VGA 15m</text:span></text:p>
          <text:p text:style-name="P39"><text:span text:style-name="T21">10 X Dreifachverteiler kurz</text:span></text:p>
          <text:p text:style-name="P39"><text:span text:style-name="T21">1 <text:s/>X Dreifachverteiler 6m</text:span></text:p>
          <draw:enhanced-geometry svg:viewBox="0 0 21600 21600" draw:type="non-primitive" draw:enhanced-path="M 0 0 L 21600 0 21600 21600 0 21600 Z N"/>
        </draw:custom-shape>
        <draw:custom-shape draw:name="Rechteck 27" draw:style-name="gr88" draw:text-style-name="P40" draw:layer="layout" svg:width="5.238cm" svg:height="11.423cm" svg:x="20.46cm" svg:y="1.741cm">
          <text:p text:style-name="P39"><text:span text:style-name="T19">P</text:span><text:span text:style-name="T19">a</text:span><text:span text:style-name="T19">c</text:span><text:span text:style-name="T19">k</text:span><text:span text:style-name="T19">l</text:span><text:span text:style-name="T19">i</text:span><text:span text:style-name="T19">s</text:span><text:span text:style-name="T19">t</text:span><text:span text:style-name="T19">e</text:span><text:span text:style-name="T19"> </text:span><text:span text:style-name="T19">w</text:span><text:span text:style-name="T19">e</text:span><text:span text:style-name="T19">i</text:span><text:span text:style-name="T19">ß</text:span><text:span text:style-name="T19">e</text:span><text:span text:style-name="T19">r</text:span><text:span text:style-name="T19"> </text:span><text:span text:style-name="T19">U</text:span><text:span text:style-name="T19">m</text:span><text:span text:style-name="T19">z</text:span><text:span text:style-name="T19">u</text:span><text:span text:style-name="T19">g</text:span><text:span text:style-name="T19">s</text:span><text:span text:style-name="T19">k</text:span><text:span text:style-name="T19">a</text:span><text:span text:style-name="T19">r</text:span><text:span text:style-name="T19">t</text:span><text:span text:style-name="T19">o</text:span><text:span text:style-name="T19">n</text:span></text:p>
          <text:p text:style-name="P39"><text:span text:style-name="T21">3</text:span><text:span text:style-name="T21"> </text:span><text:span text:style-name="T21">X</text:span><text:span text:style-name="T21"> </text:span><text:span text:style-name="T21">H</text:span><text:span text:style-name="T21">e</text:span><text:span text:style-name="T21">a</text:span><text:span text:style-name="T21">d</text:span><text:span text:style-name="T21">s</text:span><text:span text:style-name="T21">e</text:span><text:span text:style-name="T21">t</text:span><text:span text:style-name="T21"> </text:span><text:span text:style-name="T21">S</text:span><text:span text:style-name="T21">X</text:span><text:span text:style-name="T21"> </text:span><text:span text:style-name="T21">S</text:span><text:span text:style-name="T21">e</text:span><text:span text:style-name="T21">n</text:span><text:span text:style-name="T21">n</text:span><text:span text:style-name="T21">h</text:span><text:span text:style-name="T21">e</text:span><text:span text:style-name="T21">i</text:span><text:span text:style-name="T21">s</text:span><text:span text:style-name="T21">e</text:span><text:span text:style-name="T21">r</text:span></text:p>
          <text:p text:style-name="P39"><text:span text:style-name="T21">2</text:span><text:span text:style-name="T21"> </text:span><text:span text:style-name="T21">X</text:span><text:span text:style-name="T21"> </text:span><text:span text:style-name="T21">W</text:span><text:span text:style-name="T21">i</text:span><text:span text:style-name="T21">r</text:span><text:span text:style-name="T21">e</text:span><text:span text:style-name="T21">l</text:span><text:span text:style-name="T21">e</text:span><text:span text:style-name="T21">s</text:span><text:span text:style-name="T21">s</text:span><text:span text:style-name="T21"> </text:span><text:span text:style-name="T21">M</text:span><text:span text:style-name="T21">i</text:span><text:span text:style-name="T21">k</text:span><text:span text:style-name="T21">r</text:span><text:span text:style-name="T21">o</text:span><text:span text:style-name="T21"> </text:span><text:span text:style-name="T21">m</text:span><text:span text:style-name="T21">i</text:span><text:span text:style-name="T21">t</text:span><text:span text:style-name="T21"> </text:span><text:span text:style-name="T21">E</text:span><text:span text:style-name="T21">m</text:span><text:span text:style-name="T21">p</text:span><text:span text:style-name="T21">f</text:span><text:span text:style-name="T21">ä</text:span><text:span text:style-name="T21">n</text:span><text:span text:style-name="T21">g</text:span><text:span text:style-name="T21">e</text:span><text:span text:style-name="T21">r</text:span><text:span text:style-name="T21"> </text:span><text:span text:style-name="T21">S</text:span><text:span text:style-name="T21">e</text:span><text:span text:style-name="T21">n</text:span><text:span text:style-name="T21">n</text:span><text:span text:style-name="T21">h</text:span><text:span text:style-name="T21">e</text:span><text:span text:style-name="T21">i</text:span><text:span text:style-name="T21">s</text:span><text:span text:style-name="T21">e</text:span><text:span text:style-name="T21">r</text:span></text:p>
          <text:p text:style-name="P39"><text:span text:style-name="T21">3</text:span><text:span text:style-name="T21"> </text:span><text:span text:style-name="T21">X</text:span><text:span text:style-name="T21"> </text:span><text:span text:style-name="T21">B</text:span><text:span text:style-name="T21">a</text:span><text:span text:style-name="T21">t</text:span><text:span text:style-name="T21">t</text:span><text:span text:style-name="T21">e</text:span><text:span text:style-name="T21">r</text:span><text:span text:style-name="T21">i</text:span><text:span text:style-name="T21">e</text:span><text:span text:style-name="T21">n</text:span><text:span text:style-name="T21"> </text:span><text:span text:style-name="T21">A</text:span><text:span text:style-name="T21">A</text:span></text:p>
          <text:p text:style-name="P39"><text:span text:style-name="T21">1</text:span><text:span text:style-name="T21"> </text:span><text:span text:style-name="T21">X</text:span><text:span text:style-name="T21"> </text:span><text:span text:style-name="T21">B</text:span><text:span text:style-name="T21">e</text:span><text:span text:style-name="T21">a</text:span><text:span text:style-name="T21">m</text:span><text:span text:style-name="T21">e</text:span><text:span text:style-name="T21">r</text:span><text:span text:style-name="T21"> </text:span><text:span text:style-name="T21">M</text:span><text:span text:style-name="T21">i</text:span><text:span text:style-name="T21">t</text:span><text:span text:style-name="T21">s</text:span><text:span text:style-name="T21">u</text:span><text:span text:style-name="T21">b</text:span><text:span text:style-name="T21">i</text:span><text:span text:style-name="T21">s</text:span><text:span text:style-name="T21">h</text:span><text:span text:style-name="T21">i</text:span><text:span text:style-name="T21"> </text:span><text:span text:style-name="T21">m</text:span><text:span text:style-name="T21">i</text:span><text:span text:style-name="T21">t</text:span><text:span text:style-name="T21"> </text:span><text:span text:style-name="T21">A</text:span><text:span text:style-name="T21">n</text:span><text:span text:style-name="T21">s</text:span><text:span text:style-name="T21">c</text:span><text:span text:style-name="T21">h</text:span><text:span text:style-name="T21">l</text:span><text:span text:style-name="T21">u</text:span><text:span text:style-name="T21">s</text:span><text:span text:style-name="T21">s</text:span><text:span text:style-name="T21">k</text:span><text:span text:style-name="T21">a</text:span><text:span text:style-name="T21">b</text:span><text:span text:style-name="T21">e</text:span><text:span text:style-name="T21">l</text:span></text:p>
          <text:p text:style-name="P39"><text:span text:style-name="T21">1</text:span><text:span text:style-name="T21"> </text:span><text:span text:style-name="T21">X</text:span><text:span text:style-name="T21"> </text:span><text:span text:style-name="T21">V</text:span><text:span text:style-name="T21">G</text:span><text:span text:style-name="T21">A</text:span><text:span text:style-name="T21"> </text:span><text:span text:style-name="T21">2</text:span><text:span text:style-name="T21">0</text:span><text:span text:style-name="T21">m</text:span></text:p>
          <text:p text:style-name="P39"><text:span text:style-name="T21">2</text:span><text:span text:style-name="T21"> </text:span><text:span text:style-name="T21">X</text:span><text:span text:style-name="T21"> </text:span><text:span text:style-name="T21">V</text:span><text:span text:style-name="T21">G</text:span><text:span text:style-name="T21">A</text:span><text:span text:style-name="T21"> </text:span><text:span text:style-name="T21">2</text:span><text:span text:style-name="T21">m</text:span></text:p>
          <text:p text:style-name="P39"><text:span text:style-name="T21">1</text:span><text:span text:style-name="T21"> </text:span><text:span text:style-name="T21">X</text:span><text:span text:style-name="T21"> </text:span><text:span text:style-name="T21">V</text:span><text:span text:style-name="T21">G</text:span><text:span text:style-name="T21">A</text:span><text:span text:style-name="T21"> </text:span><text:span text:style-name="T21">3</text:span><text:span text:style-name="T21">m</text:span></text:p>
          <text:p text:style-name="P39"><text:span text:style-name="T21">2</text:span><text:span text:style-name="T21"> </text:span><text:span text:style-name="T21">X</text:span><text:span text:style-name="T21"> </text:span><text:span text:style-name="T21">5</text:span><text:span text:style-name="T21">0</text:span><text:span text:style-name="T21">m</text:span><text:span text:style-name="T21"> </text:span><text:span text:style-name="T21">G</text:span><text:span text:style-name="T21">a</text:span><text:span text:style-name="T21">f</text:span><text:span text:style-name="T21">f</text:span><text:span text:style-name="T21">a</text:span><text:span text:style-name="T21">b</text:span><text:span text:style-name="T21">a</text:span><text:span text:style-name="T21">n</text:span><text:span text:style-name="T21">d</text:span><text:span text:style-name="T21"> </text:span><text:span text:style-name="T21">s</text:span><text:span text:style-name="T21">c</text:span><text:span text:style-name="T21">h</text:span><text:span text:style-name="T21">w</text:span><text:span text:style-name="T21">a</text:span><text:span text:style-name="T21">r</text:span><text:span text:style-name="T21">z</text:span></text:p>
          <text:p text:style-name="P39"><text:span text:style-name="T21">2</text:span><text:span text:style-name="T21"> </text:span><text:span text:style-name="T21">X</text:span><text:span text:style-name="T21"> </text:span><text:span text:style-name="T21">K</text:span><text:span text:style-name="T21">a</text:span><text:span text:style-name="T21">b</text:span><text:span text:style-name="T21">e</text:span><text:span text:style-name="T21">l</text:span><text:span text:style-name="T21">b</text:span><text:span text:style-name="T21">i</text:span><text:span text:style-name="T21">n</text:span><text:span text:style-name="T21">d</text:span><text:span text:style-name="T21">e</text:span><text:span text:style-name="T21">r</text:span></text:p>
          <text:p text:style-name="P39"><text:span text:style-name="T21">1</text:span><text:span text:style-name="T21"> </text:span><text:span text:style-name="T21">X</text:span><text:span text:style-name="T21"> </text:span><text:span text:style-name="T21">J</text:span><text:span text:style-name="T21">B</text:span><text:span text:style-name="T21">L</text:span><text:span text:style-name="T21"> </text:span><text:span text:style-name="T21">B</text:span><text:span text:style-name="T21">l</text:span><text:span text:style-name="T21">u</text:span><text:span text:style-name="T21">e</text:span><text:span text:style-name="T21">t</text:span><text:span text:style-name="T21">o</text:span><text:span text:style-name="T21">o</text:span><text:span text:style-name="T21">t</text:span><text:span text:style-name="T21">h</text:span><text:span text:style-name="T21"> </text:span><text:span text:style-name="T21">B</text:span><text:span text:style-name="T21">o</text:span><text:span text:style-name="T21">x</text:span><text:span text:style-name="T21"> </text:span><text:span text:style-name="T21">X</text:span><text:span text:style-name="T21">T</text:span><text:span text:style-name="T21">R</text:span><text:span text:style-name="T21">E</text:span><text:span text:style-name="T21">M</text:span><text:span text:style-name="T21">E</text:span><text:span text:style-name="T21"> </text:span><text:span text:style-name="T21">m</text:span><text:span text:style-name="T21">i</text:span><text:span text:style-name="T21">t</text:span><text:span text:style-name="T21"> </text:span><text:span text:style-name="T21">N</text:span><text:span text:style-name="T21">e</text:span><text:span text:style-name="T21">t</text:span><text:span text:style-name="T21">z</text:span><text:span text:style-name="T21">t</text:span><text:span text:style-name="T21">e</text:span><text:span text:style-name="T21">i</text:span><text:span text:style-name="T21">l</text:span></text:p>
          <text:p text:style-name="P39"><text:span text:style-name="T21">1</text:span><text:span text:style-name="T21"> </text:span><text:span text:style-name="T21">X</text:span><text:span text:style-name="T21"> </text:span><text:span text:style-name="T21">D</text:span><text:span text:style-name="T21">M</text:span><text:span text:style-name="T21">X</text:span><text:span text:style-name="T21"> </text:span><text:span text:style-name="T21">M</text:span><text:span text:style-name="T21">a</text:span><text:span text:style-name="T21">s</text:span><text:span text:style-name="T21">t</text:span><text:span text:style-name="T21">e</text:span><text:span text:style-name="T21">r</text:span><text:span text:style-name="T21">p</text:span><text:span text:style-name="T21">u</text:span><text:span text:style-name="T21">l</text:span><text:span text:style-name="T21">t</text:span><text:span text:style-name="T21"> </text:span><text:span text:style-name="T21">m</text:span><text:span text:style-name="T21">i</text:span><text:span text:style-name="T21">t</text:span><text:span text:style-name="T21"> </text:span><text:span text:style-name="T21">N</text:span><text:span text:style-name="T21">e</text:span><text:span text:style-name="T21">t</text:span><text:span text:style-name="T21">z</text:span><text:span text:style-name="T21">t</text:span><text:span text:style-name="T21">e</text:span><text:span text:style-name="T21">i</text:span><text:span text:style-name="T21">l</text:span><text:span text:style-name="T21"> </text:span><text:span text:style-name="T21">+</text:span><text:span text:style-name="T21"> </text:span><text:span text:style-name="T21">2</text:span><text:span text:style-name="T21"> </text:span><text:span text:style-name="T21">L</text:span><text:span text:style-name="T21">E</text:span><text:span text:style-name="T21">D</text:span><text:span text:style-name="T21"> </text:span><text:span text:style-name="T21">U</text:span><text:span text:style-name="T21">S</text:span><text:span text:style-name="T21">B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39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L</text:span><text:span text:style-name="T21">a</text:span><text:span text:style-name="T21">m</text:span><text:span text:style-name="T21">p</text:span><text:span text:style-name="T21">e</text:span><text:span text:style-name="T21">n</text:span><text:span text:style-name="T21"> </text:span><text:span text:style-name="T21">u</text:span><text:span text:style-name="T21">n</text:span><text:span text:style-name="T21">d</text:span><text:span text:style-name="T21"> </text:span><text:span text:style-name="T21">B</text:span><text:span text:style-name="T21">e</text:span><text:span text:style-name="T21">d</text:span><text:span text:style-name="T21">i</text:span><text:span text:style-name="T21">e</text:span><text:span text:style-name="T21">n</text:span><text:span text:style-name="T21">u</text:span><text:span text:style-name="T21">n</text:span><text:span text:style-name="T21">g</text:span><text:span text:style-name="T21">s</text:span><text:span text:style-name="T21">a</text:span><text:span text:style-name="T21">n</text:span><text:span text:style-name="T21">l</text:span><text:span text:style-name="T21">e</text:span><text:span text:style-name="T21">i</text:span><text:span text:style-name="T21">t</text:span><text:span text:style-name="T21">u</text:span><text:span text:style-name="T21">n</text:span><text:span text:style-name="T21">g</text:span></text:p>
          <text:p text:style-name="P39"><text:span text:style-name="T19"/></text:p>
          <text:p text:style-name="P39"><text:span text:style-name="T19"/></text:p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9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881" svg:viewBox="0 0 20 30" svg:d="M10 0l-10 30h20z"/>
    <draw:marker draw:name="a882" svg:viewBox="0 0 20 30" svg:d="M10 0l-10 30h20z"/>
    <draw:marker draw:name="a899" svg:viewBox="0 0 20 30" svg:d="M10 0l-10 30h20z"/>
    <draw:marker draw:name="a900" svg:viewBox="0 0 20 30" svg:d="M10 0l-10 30h20z"/>
    <draw:marker draw:name="a912" svg:viewBox="0 0 20 30" svg:d="M10 0l-10 30h20z"/>
    <draw:marker draw:name="a913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t</text:span><text:span text:style-name="MT7">i</text:span><text:span text:style-name="MT7">t</text:span><text:span text:style-name="MT7">e</text:span><text:span text:style-name="MT7">l</text:span><text:span text:style-name="MT7">f</text:span><text:span text:style-name="MT7">o</text:span><text:span text:style-name="MT7">r</text:span><text:span text:style-name="MT7">m</text:span><text:span text:style-name="MT7">a</text:span><text:span text:style-name="MT7">t</text:span><text:span text:style-name="MT7"> </text:span><text:span text:style-name="MT7">b</text:span><text:span text:style-name="MT7">e</text:span><text:span text:style-name="MT7">a</text:span><text:span text:style-name="MT7">r</text:span><text:span text:style-name="MT7">b</text:span><text:span text:style-name="MT7">e</text:span><text:span text:style-name="MT7">i</text:span><text:span text:style-name="MT7">t</text:span><text:span text:style-name="MT7">e</text:span><text:span text:style-name="MT7">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-</text:span><text:span text:style-name="MT8">U</text:span><text:span text:style-name="MT8">n</text:span><text:span text:style-name="MT8">t</text:span><text:span text:style-name="MT8">e</text:span><text:span text:style-name="MT8">r</text:span><text:span text:style-name="MT8">t</text:span><text:span text:style-name="MT8">i</text:span><text:span text:style-name="MT8">t</text:span><text:span text:style-name="MT8">e</text:span><text:span text:style-name="MT8">l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</text:span><text:span text:style-name="MT8">t</text:span><text:span text:style-name="MT8">e</text:span><text:span text:style-name="MT8">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t</text:span><text:span text:style-name="MT7">i</text:span><text:span text:style-name="MT7">t</text:span><text:span text:style-name="MT7">e</text:span><text:span text:style-name="MT7">l</text:span><text:span text:style-name="MT7">f</text:span><text:span text:style-name="MT7">o</text:span><text:span text:style-name="MT7">r</text:span><text:span text:style-name="MT7">m</text:span><text:span text:style-name="MT7">a</text:span><text:span text:style-name="MT7">t</text:span><text:span text:style-name="MT7"> </text:span><text:span text:style-name="MT7">b</text:span><text:span text:style-name="MT7">e</text:span><text:span text:style-name="MT7">a</text:span><text:span text:style-name="MT7">r</text:span><text:span text:style-name="MT7">b</text:span><text:span text:style-name="MT7">e</text:span><text:span text:style-name="MT7">i</text:span><text:span text:style-name="MT7">t</text:span><text:span text:style-name="MT7">e</text:span><text:span text:style-name="MT7">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office:forms form:automatic-focus="false" form:apply-design-mode="false"/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12">Z</text:span><text:span text:style-name="MT12">w</text:span><text:span text:style-name="MT12">e</text:span><text:span text:style-name="MT12">i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text:span text:style-name="MT12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V</text:span><text:span text:style-name="MT4">i</text:span><text:span text:style-name="MT4">e</text:span><text:span text:style-name="MT4">r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4">F</text:span><text:span text:style-name="MT4">ü</text:span><text:span text:style-name="MT4">n</text:span><text:span text:style-name="MT4">f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Vertikaler Textplatzhalt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t</text:span><text:span text:style-name="MT9">it</text:span><text:span text:style-name="MT9">e</text:span><text:span text:style-name="MT9">lf</text:span><text:span text:style-name="MT9">o</text:span><text:span text:style-name="MT9">r</text:span><text:span text:style-name="MT9">m</text:span><text:span text:style-name="MT9">a</text:span><text:span text:style-name="MT9">t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t</text:span><text:span text:style-name="MT9">e</text:span><text:span text:style-name="MT9">n</text:span></text:p>
        </draw:text-box>
      </draw:frame>
      <draw:frame draw:name="Vertikaler Textplatzhalt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initial-creator>johann</meta:initial-creator>
    <meta:creation-date>2019-09-13T09:24:36Z</meta:creation-date>
    <dc:date>2019-10-09T13:09:20.609415974</dc:date>
    <meta:editing-cycles>28</meta:editing-cycles>
    <meta:editing-duration>P1DT58M50S</meta:editing-duration>
    <meta:document-statistic meta:object-count="880"/>
  </office:meta>
</office:document-meta>
</file>